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5.89pt" svg:height="207.81pt" svg:x="0pt" svg:y="537.59pt">
            <loext:p draw:notify-on-update-of-ranges="Sheet1.A9:Sheet1.B9 Sheet1.C9:Sheet1.AT9 Sheet1.A18:Sheet1.B18 Sheet1.C18:Sheet1.AT18 Sheet1.A27:Sheet1.B27 Sheet1.C27:Sheet1.AT27 Sheet1.A37:Sheet1.B37 Sheet1.C37:Sheet1.AT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6.44pt" svg:height="147.57pt" svg:x="27.3pt" svg:y="667.84pt">
            <loext:p draw:notify-on-update-of-ranges="Sheet1.A8:Sheet1.B8 Sheet1.C8:Sheet1.AT8 Sheet1.A17:Sheet1.B17 Sheet1.C17:Sheet1.AT17 Sheet1.A26:Sheet1.B26 Sheet1.C26:Sheet1.AT26 Sheet1.A36:Sheet1.B36 Sheet1.C36:Sheet1.AT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15.61pt" svg:height="382.48pt" svg:x="96.01pt" svg:y="21.09pt">
            <loext:p draw:notify-on-update-of-ranges="Sheet1.A6:Sheet1.A6 Sheet1.B6:Sheet1.AT6 Sheet1.A15:Sheet1.A15 Sheet1.B15:Sheet1.AT15 Sheet1.A24:Sheet1.A24 Sheet1.B24:Sheet1.AT24 Sheet1.A34:Sheet1.A34 Sheet1.B34:Sheet1.AT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6" table:default-cell-style-name="Default"/>
        <table:table-row table:style-name="ro1">
          <table:table-cell table:number-columns-repeated="46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sp.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Est.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816" calcext:value-type="float">
            <text:p>-0.816</text:p>
          </table:table-cell>
          <table:table-cell office:value-type="float" office:value="-1.082" calcext:value-type="float">
            <text:p>-1.082</text:p>
          </table:table-cell>
          <table:table-cell office:value-type="float" office:value="-1.271" calcext:value-type="float">
            <text:p>-1.271</text:p>
          </table:table-cell>
          <table:table-cell office:value-type="float" office:value="-1.411" calcext:value-type="float">
            <text:p>-1.411</text:p>
          </table:table-cell>
          <table:table-cell office:value-type="float" office:value="-1.539" calcext:value-type="float">
            <text:p>-1.539</text:p>
          </table:table-cell>
          <table:table-cell office:value-type="float" office:value="-1.706" calcext:value-type="float">
            <text:p>-1.706</text:p>
          </table:table-cell>
          <table:table-cell office:value-type="float" office:value="-1.791" calcext:value-type="float">
            <text:p>-1.791</text:p>
          </table:table-cell>
          <table:table-cell office:value-type="float" office:value="-1.857" calcext:value-type="float">
            <text:p>-1.857</text:p>
          </table:table-cell>
          <table:table-cell office:value-type="float" office:value="-1.907" calcext:value-type="float">
            <text:p>-1.907</text:p>
          </table:table-cell>
          <table:table-cell office:value-type="float" office:value="-1.951" calcext:value-type="float">
            <text:p>-1.951</text:p>
          </table:table-cell>
          <table:table-cell office:value-type="float" office:value="-2.003" calcext:value-type="float">
            <text:p>-2.003</text:p>
          </table:table-cell>
          <table:table-cell office:value-type="float" office:value="-2.048" calcext:value-type="float">
            <text:p>-2.048</text:p>
          </table:table-cell>
          <table:table-cell office:value-type="float" office:value="-2.087" calcext:value-type="float">
            <text:p>-2.087</text:p>
          </table:table-cell>
          <table:table-cell office:value-type="float" office:value="-2.12" calcext:value-type="float">
            <text:p>-2.12</text:p>
          </table:table-cell>
          <table:table-cell office:value-type="float" office:value="-2.138" calcext:value-type="float">
            <text:p>-2.138</text:p>
          </table:table-cell>
          <table:table-cell office:value-type="float" office:value="-2.07" calcext:value-type="float">
            <text:p>-2.07</text:p>
          </table:table-cell>
          <table:table-cell office:value-type="float" office:value="-2.102" calcext:value-type="float">
            <text:p>-2.102</text:p>
          </table:table-cell>
          <table:table-cell office:value-type="float" office:value="-2.118" calcext:value-type="float">
            <text:p>-2.118</text:p>
          </table:table-cell>
          <table:table-cell office:value-type="float" office:value="-2.133" calcext:value-type="float">
            <text:p>-2.133</text:p>
          </table:table-cell>
          <table:table-cell office:value-type="float" office:value="-2.15" calcext:value-type="float">
            <text:p>-2.15</text:p>
          </table:table-cell>
          <table:table-cell office:value-type="float" office:value="-2.17" calcext:value-type="float">
            <text:p>-2.17</text:p>
          </table:table-cell>
          <table:table-cell office:value-type="float" office:value="-2.181" calcext:value-type="float">
            <text:p>-2.181</text:p>
          </table:table-cell>
          <table:table-cell office:value-type="float" office:value="-2.189" calcext:value-type="float">
            <text:p>-2.189</text:p>
          </table:table-cell>
          <table:table-cell office:value-type="float" office:value="-2.197" calcext:value-type="float">
            <text:p>-2.197</text:p>
          </table:table-cell>
          <table:table-cell office:value-type="float" office:value="-2.205" calcext:value-type="float">
            <text:p>-2.205</text:p>
          </table:table-cell>
          <table:table-cell office:value-type="float" office:value="-2.179" calcext:value-type="float">
            <text:p>-2.179</text:p>
          </table:table-cell>
          <table:table-cell office:value-type="float" office:value="-2.186" calcext:value-type="float">
            <text:p>-2.186</text:p>
          </table:table-cell>
          <table:table-cell office:value-type="float" office:value="-2.191" calcext:value-type="float">
            <text:p>-2.191</text:p>
          </table:table-cell>
          <table:table-cell office:value-type="float" office:value="-2.195" calcext:value-type="float">
            <text:p>-2.195</text:p>
          </table:table-cell>
          <table:table-cell office:value-type="float" office:value="-2.198" calcext:value-type="float">
            <text:p>-2.198</text:p>
          </table:table-cell>
          <table:table-cell office:value-type="float" office:value="-2.201" calcext:value-type="float">
            <text:p>-2.201</text:p>
          </table:table-cell>
          <table:table-cell office:value-type="float" office:value="-2.203" calcext:value-type="float">
            <text:p>-2.203</text:p>
          </table:table-cell>
          <table:table-cell office:value-type="float" office:value="-2.198" calcext:value-type="float">
            <text:p>-2.198</text:p>
          </table:table-cell>
          <table:table-cell office:value-type="float" office:value="-2.193" calcext:value-type="float">
            <text:p>-2.193</text:p>
          </table:table-cell>
          <table:table-cell office:value-type="float" office:value="-2.194" calcext:value-type="float">
            <text:p>-2.194</text:p>
          </table:table-cell>
          <table:table-cell office:value-type="float" office:value="-2.191" calcext:value-type="float">
            <text:p>-2.191</text:p>
          </table:table-cell>
          <table:table-cell office:value-type="float" office:value="-2.189" calcext:value-type="float">
            <text:p>-2.189</text:p>
          </table:table-cell>
          <table:table-cell table:number-columns-repeated="3" office:value-type="float" office:value="-2.19" calcext:value-type="float">
            <text:p>-2.19</text:p>
          </table:table-cell>
          <table:table-cell office:value-type="float" office:value="-2.191" calcext:value-type="float">
            <text:p>-2.191</text:p>
          </table:table-cell>
          <table:table-cell table:number-columns-repeated="3" office:value-type="float" office:value="-2.19" calcext:value-type="float">
            <text:p>-2.1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824" calcext:value-type="float">
            <text:p>0.82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1" calcext:value-type="float">
            <text:p>0.721</text:p>
          </table:table-cell>
          <table:table-cell office:value-type="float" office:value="0.697" calcext:value-type="float">
            <text:p>0.69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" calcext:value-type="float">
            <text:p>0.6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" calcext:value-type="float">
            <text:p>0.64</text:p>
          </table:table-cell>
          <table:table-cell office:value-type="float" office:value="0.635" calcext:value-type="float">
            <text:p>0.635</text:p>
          </table:table-cell>
          <table:table-cell table:number-columns-repeated="2" office:value-type="float" office:value="0.629" calcext:value-type="float">
            <text:p>0.629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2" calcext:value-type="float">
            <text:p>0.622</text:p>
          </table:table-cell>
          <table:table-cell table:number-columns-repeated="2" office:value-type="float" office:value="0.619" calcext:value-type="float">
            <text:p>0.619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1" calcext:value-type="float">
            <text:p>0.611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2" calcext:value-type="float">
            <text:p>0.602</text:p>
          </table:table-cell>
          <table:table-cell office:value-type="float" office:value="0.6" calcext:value-type="float">
            <text:p>0.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2" calcext:value-type="float">
            <text:p>0.602</text:p>
          </table:table-cell>
          <table:table-cell table:number-columns-repeated="3" office:value-type="float" office:value="0.601" calcext:value-type="float">
            <text:p>0.60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3" calcext:value-type="float">
            <text:p>0.603</text:p>
          </table:table-cell>
          <table:table-cell table:number-columns-repeated="9"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F-Conv-SE</text:p>
          </table:table-cell>
          <table:table-cell/>
          <table:table-cell table:formula="of:=ABS([.C7]-[.B7])" office:value-type="float" office:value="0.046" calcext:value-type="float">
            <text:p>0.046</text:p>
          </table:table-cell>
          <table:table-cell table:formula="of:=ABS([.D7]-[.C7])" office:value-type="float" office:value="0.032" calcext:value-type="float">
            <text:p>0.032</text:p>
          </table:table-cell>
          <table:table-cell table:formula="of:=ABS([.E7]-[.D7])" office:value-type="float" office:value="0.025" calcext:value-type="float">
            <text:p>0.025</text:p>
          </table:table-cell>
          <table:table-cell table:formula="of:=ABS([.F7]-[.E7])" office:value-type="float" office:value="0.0239999999999999" calcext:value-type="float">
            <text:p>0.024</text:p>
          </table:table-cell>
          <table:table-cell table:formula="of:=ABS([.G7]-[.F7])" office:value-type="float" office:value="0.015" calcext:value-type="float">
            <text:p>0.015</text:p>
          </table:table-cell>
          <table:table-cell table:formula="of:=ABS([.H7]-[.G7])" office:value-type="float" office:value="0.003" calcext:value-type="float">
            <text:p>0.003</text:p>
          </table:table-cell>
          <table:table-cell table:formula="of:=ABS([.I7]-[.H7])" office:value-type="float" office:value="0.011" calcext:value-type="float">
            <text:p>0.011</text:p>
          </table:table-cell>
          <table:table-cell table:formula="of:=ABS([.J7]-[.I7])" office:value-type="float" office:value="0.00800000000000001" calcext:value-type="float">
            <text:p>0.008</text:p>
          </table:table-cell>
          <table:table-cell table:formula="of:=ABS([.K7]-[.J7])" office:value-type="float" office:value="0.012" calcext:value-type="float">
            <text:p>0.012</text:p>
          </table:table-cell>
          <table:table-cell table:formula="of:=ABS([.L7]-[.K7])" office:value-type="float" office:value="0.00800000000000001" calcext:value-type="float">
            <text:p>0.008</text:p>
          </table:table-cell>
          <table:table-cell table:formula="of:=ABS([.M7]-[.L7])" office:value-type="float" office:value="0.005" calcext:value-type="float">
            <text:p>0.005</text:p>
          </table:table-cell>
          <table:table-cell table:formula="of:=ABS([.N7]-[.M7])" office:value-type="float" office:value="0.00600000000000001" calcext:value-type="float">
            <text:p>0.006</text:p>
          </table:table-cell>
          <table:table-cell table:formula="of:=ABS([.O7]-[.N7])" office:value-type="float" office:value="0" calcext:value-type="float">
            <text:p>0</text:p>
          </table:table-cell>
          <table:table-cell table:formula="of:=ABS([.P7]-[.O7])" office:value-type="float" office:value="0.005" calcext:value-type="float">
            <text:p>0.005</text:p>
          </table:table-cell>
          <table:table-cell table:formula="of:=ABS([.Q7]-[.P7])" office:value-type="float" office:value="0.002" calcext:value-type="float">
            <text:p>0.002</text:p>
          </table:table-cell>
          <table:table-cell table:formula="of:=ABS([.R7]-[.Q7])" office:value-type="float" office:value="0.003" calcext:value-type="float">
            <text:p>0.003</text:p>
          </table:table-cell>
          <table:table-cell table:formula="of:=[.S7]-[.R7]" office:value-type="float" office:value="0" calcext:value-type="float">
            <text:p>0</text:p>
          </table:table-cell>
          <table:table-cell table:formula="of:=[.T7]-[.S7]" office:value-type="float" office:value="-0.003" calcext:value-type="float">
            <text:p>-0.003</text:p>
          </table:table-cell>
          <table:table-cell table:formula="of:=[.U7]-[.T7]" office:value-type="float" office:value="-0.003" calcext:value-type="float">
            <text:p>-0.003</text:p>
          </table:table-cell>
          <table:table-cell table:formula="of:=[.V7]-[.U7]" office:value-type="float" office:value="-0.002" calcext:value-type="float">
            <text:p>-0.002</text:p>
          </table:table-cell>
          <table:table-cell table:formula="of:=[.W7]-[.V7]" office:value-type="float" office:value="-0.003" calcext:value-type="float">
            <text:p>-0.003</text:p>
          </table:table-cell>
          <table:table-cell table:formula="of:=[.X7]-[.W7]" office:value-type="float" office:value="-0.003" calcext:value-type="float">
            <text:p>-0.003</text:p>
          </table:table-cell>
          <table:table-cell table:formula="of:=[.Y7]-[.X7]" office:value-type="float" office:value="-0.002" calcext:value-type="float">
            <text:p>-0.002</text:p>
          </table:table-cell>
          <table:table-cell table:formula="of:=[.Z7]-[.Y7]" office:value-type="float" office:value="-0.001" calcext:value-type="float">
            <text:p>-0.001</text:p>
          </table:table-cell>
          <table:table-cell table:formula="of:=[.AA7]-[.Z7]" office:value-type="float" office:value="-0.00199999999999989" calcext:value-type="float">
            <text:p>-0.002</text:p>
          </table:table-cell>
          <table:table-cell table:formula="of:=[.AB7]-[.AA7]" office:value-type="float" office:value="0.0069999999999999" calcext:value-type="float">
            <text:p>0.007</text:p>
          </table:table-cell>
          <table:table-cell table:formula="of:=[.AC7]-[.AB7]" office:value-type="float" office:value="-0.002" calcext:value-type="float">
            <text:p>-0.002</text:p>
          </table:table-cell>
          <table:table-cell table:formula="of:=[.AD7]-[.AC7]" office:value-type="float" office:value="-0.002" calcext:value-type="float">
            <text:p>-0.002</text:p>
          </table:table-cell>
          <table:table-cell table:formula="of:=[.AE7]-[.AD7]" office:value-type="float" office:value="-0.001" calcext:value-type="float">
            <text:p>-0.001</text:p>
          </table:table-cell>
          <table:table-cell table:formula="of:=[.AF7]-[.AE7]" office:value-type="float" office:value="-0.001" calcext:value-type="float">
            <text:p>-0.001</text:p>
          </table:table-cell>
          <table:table-cell table:formula="of:=[.AG7]-[.AF7]" office:value-type="float" office:value="0" calcext:value-type="float">
            <text:p>0</text:p>
          </table:table-cell>
          <table:table-cell table:formula="of:=[.AH7]-[.AG7]" office:value-type="float" office:value="0" calcext:value-type="float">
            <text:p>0</text:p>
          </table:table-cell>
          <table:table-cell table:formula="of:=[.AI7]-[.AH7]" office:value-type="float" office:value="0.001" calcext:value-type="float">
            <text:p>0.001</text:p>
          </table:table-cell>
          <table:table-cell table:formula="of:=[.AJ7]-[.AI7]" office:value-type="float" office:value="0.002" calcext:value-type="float">
            <text:p>0.002</text:p>
          </table:table-cell>
          <table:table-cell table:formula="of:=[.AK7]-[.AJ7]" office:value-type="float" office:value="-0.001" calcext:value-type="float">
            <text:p>-0.001</text:p>
          </table:table-cell>
          <table:table-cell table:formula="of:=[.AL7]-[.AK7]" office:value-type="float" office:value="0.002" calcext:value-type="float">
            <text:p>0.002</text:p>
          </table:table-cell>
          <table:table-cell table:formula="of:=[.AM7]-[.AL7]" office:value-type="float" office:value="0" calcext:value-type="float">
            <text:p>0</text:p>
          </table:table-cell>
          <table:table-cell table:formula="of:=[.AN7]-[.AM7]" office:value-type="float" office:value="0" calcext:value-type="float">
            <text:p>0</text:p>
          </table:table-cell>
          <table:table-cell table:formula="of:=[.AO7]-[.AN7]" office:value-type="float" office:value="0" calcext:value-type="float">
            <text:p>0</text:p>
          </table:table-cell>
          <table:table-cell table:formula="of:=[.AP7]-[.AO7]" office:value-type="float" office:value="0" calcext:value-type="float">
            <text:p>0</text:p>
          </table:table-cell>
          <table:table-cell table:formula="of:=[.AQ7]-[.AP7]" office:value-type="float" office:value="0" calcext:value-type="float">
            <text:p>0</text:p>
          </table:table-cell>
          <table:table-cell table:formula="of:=[.AR7]-[.AQ7]" office:value-type="float" office:value="0" calcext:value-type="float">
            <text:p>0</text:p>
          </table:table-cell>
          <table:table-cell table:formula="of:=[.AS7]-[.AR7]" office:value-type="float" office:value="0" calcext:value-type="float">
            <text:p>0</text:p>
          </table:table-cell>
          <table:table-cell table:formula="of:=[.AT7]-[.AS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Conv-EST</text:p>
          </table:table-cell>
          <table:table-cell/>
          <table:table-cell table:formula="of:=[.C6]-[.B6]" office:value-type="float" office:value="-0.319" calcext:value-type="float">
            <text:p>-0.319</text:p>
          </table:table-cell>
          <table:table-cell table:formula="of:=[.D6]-[.C6]" office:value-type="float" office:value="-0.266" calcext:value-type="float">
            <text:p>-0.266</text:p>
          </table:table-cell>
          <table:table-cell table:formula="of:=[.E6]-[.D6]" office:value-type="float" office:value="-0.189" calcext:value-type="float">
            <text:p>-0.189</text:p>
          </table:table-cell>
          <table:table-cell table:formula="of:=[.F6]-[.E6]" office:value-type="float" office:value="-0.14" calcext:value-type="float">
            <text:p>-0.14</text:p>
          </table:table-cell>
          <table:table-cell table:formula="of:=[.G6]-[.F6]" office:value-type="float" office:value="-0.128" calcext:value-type="float">
            <text:p>-0.128</text:p>
          </table:table-cell>
          <table:table-cell table:formula="of:=[.H6]-[.G6]" office:value-type="float" office:value="-0.167" calcext:value-type="float">
            <text:p>-0.167</text:p>
          </table:table-cell>
          <table:table-cell table:formula="of:=[.I6]-[.H6]" office:value-type="float" office:value="-0.085" calcext:value-type="float">
            <text:p>-0.085</text:p>
          </table:table-cell>
          <table:table-cell table:formula="of:=[.J6]-[.I6]" office:value-type="float" office:value="-0.0660000000000001" calcext:value-type="float">
            <text:p>-0.066</text:p>
          </table:table-cell>
          <table:table-cell table:formula="of:=[.K6]-[.J6]" office:value-type="float" office:value="-0.05" calcext:value-type="float">
            <text:p>-0.05</text:p>
          </table:table-cell>
          <table:table-cell table:formula="of:=[.L6]-[.K6]" office:value-type="float" office:value="-0.044" calcext:value-type="float">
            <text:p>-0.044</text:p>
          </table:table-cell>
          <table:table-cell table:formula="of:=[.M6]-[.L6]" office:value-type="float" office:value="-0.052" calcext:value-type="float">
            <text:p>-0.052</text:p>
          </table:table-cell>
          <table:table-cell table:formula="of:=[.N6]-[.M6]" office:value-type="float" office:value="-0.0449999999999999" calcext:value-type="float">
            <text:p>-0.045</text:p>
          </table:table-cell>
          <table:table-cell table:formula="of:=[.O6]-[.N6]" office:value-type="float" office:value="-0.0390000000000001" calcext:value-type="float">
            <text:p>-0.039</text:p>
          </table:table-cell>
          <table:table-cell table:formula="of:=[.P6]-[.O6]" office:value-type="float" office:value="-0.0329999999999999" calcext:value-type="float">
            <text:p>-0.033</text:p>
          </table:table-cell>
          <table:table-cell table:formula="of:=[.Q6]-[.P6]" office:value-type="float" office:value="-0.0179999999999998" calcext:value-type="float">
            <text:p>-0.018</text:p>
          </table:table-cell>
          <table:table-cell table:formula="of:=[.R6]-[.Q6]" office:value-type="float" office:value="0.0680000000000001" calcext:value-type="float">
            <text:p>0.068</text:p>
          </table:table-cell>
          <table:table-cell table:formula="of:=[.S6]-[.R6]" office:value-type="float" office:value="-0.032" calcext:value-type="float">
            <text:p>-0.032</text:p>
          </table:table-cell>
          <table:table-cell table:formula="of:=[.T6]-[.S6]" office:value-type="float" office:value="-0.016" calcext:value-type="float">
            <text:p>-0.016</text:p>
          </table:table-cell>
          <table:table-cell table:formula="of:=[.U6]-[.T6]" office:value-type="float" office:value="-0.0150000000000001" calcext:value-type="float">
            <text:p>-0.015</text:p>
          </table:table-cell>
          <table:table-cell table:formula="of:=[.V6]-[.U6]" office:value-type="float" office:value="-0.0169999999999999" calcext:value-type="float">
            <text:p>-0.017</text:p>
          </table:table-cell>
          <table:table-cell table:formula="of:=[.W6]-[.V6]" office:value-type="float" office:value="-0.02" calcext:value-type="float">
            <text:p>-0.02</text:p>
          </table:table-cell>
          <table:table-cell table:formula="of:=[.X6]-[.W6]" office:value-type="float" office:value="-0.0110000000000001" calcext:value-type="float">
            <text:p>-0.011</text:p>
          </table:table-cell>
          <table:table-cell table:formula="of:=[.Y6]-[.X6]" office:value-type="float" office:value="-0.00800000000000001" calcext:value-type="float">
            <text:p>-0.008</text:p>
          </table:table-cell>
          <table:table-cell table:formula="of:=[.Z6]-[.Y6]" office:value-type="float" office:value="-0.00800000000000001" calcext:value-type="float">
            <text:p>-0.008</text:p>
          </table:table-cell>
          <table:table-cell table:formula="of:=[.AA6]-[.Z6]" office:value-type="float" office:value="-0.00800000000000001" calcext:value-type="float">
            <text:p>-0.008</text:p>
          </table:table-cell>
          <table:table-cell table:formula="of:=[.AB6]-[.AA6]" office:value-type="float" office:value="0.0260000000000002" calcext:value-type="float">
            <text:p>0.026</text:p>
          </table:table-cell>
          <table:table-cell table:formula="of:=[.AC6]-[.AB6]" office:value-type="float" office:value="-0.00700000000000012" calcext:value-type="float">
            <text:p>-0.007</text:p>
          </table:table-cell>
          <table:table-cell table:formula="of:=[.AD6]-[.AC6]" office:value-type="float" office:value="-0.00499999999999989" calcext:value-type="float">
            <text:p>-0.005</text:p>
          </table:table-cell>
          <table:table-cell table:formula="of:=[.AE6]-[.AD6]" office:value-type="float" office:value="-0.004" calcext:value-type="float">
            <text:p>-0.004</text:p>
          </table:table-cell>
          <table:table-cell table:formula="of:=[.AF6]-[.AE6]" office:value-type="float" office:value="-0.00300000000000011" calcext:value-type="float">
            <text:p>-0.003</text:p>
          </table:table-cell>
          <table:table-cell table:formula="of:=[.AG6]-[.AF6]" office:value-type="float" office:value="-0.00300000000000011" calcext:value-type="float">
            <text:p>-0.003</text:p>
          </table:table-cell>
          <table:table-cell table:formula="of:=[.AH6]-[.AG6]" office:value-type="float" office:value="-0.00199999999999978" calcext:value-type="float">
            <text:p>-0.002</text:p>
          </table:table-cell>
          <table:table-cell table:formula="of:=[.AI6]-[.AH6]" office:value-type="float" office:value="0.00499999999999989" calcext:value-type="float">
            <text:p>0.005</text:p>
          </table:table-cell>
          <table:table-cell table:formula="of:=[.AJ6]-[.AI6]" office:value-type="float" office:value="0.00499999999999989" calcext:value-type="float">
            <text:p>0.005</text:p>
          </table:table-cell>
          <table:table-cell table:formula="of:=[.AK6]-[.AJ6]" office:value-type="float" office:value="-0.00099999999999989" calcext:value-type="float">
            <text:p>-0.001</text:p>
          </table:table-cell>
          <table:table-cell table:formula="of:=[.AL6]-[.AK6]" office:value-type="float" office:value="0.00300000000000011" calcext:value-type="float">
            <text:p>0.003</text:p>
          </table:table-cell>
          <table:table-cell table:formula="of:=[.AM6]-[.AL6]" office:value-type="float" office:value="0.00199999999999978" calcext:value-type="float">
            <text:p>0.002</text:p>
          </table:table-cell>
          <table:table-cell table:formula="of:=[.AN6]-[.AM6]" office:value-type="float" office:value="-0.00099999999999989" calcext:value-type="float">
            <text:p>-0.001</text:p>
          </table:table-cell>
          <table:table-cell table:formula="of:=[.AO6]-[.AN6]" office:value-type="float" office:value="0" calcext:value-type="float">
            <text:p>0</text:p>
          </table:table-cell>
          <table:table-cell table:formula="of:=[.AP6]-[.AO6]" office:value-type="float" office:value="0" calcext:value-type="float">
            <text:p>0</text:p>
          </table:table-cell>
          <table:table-cell table:formula="of:=[.AQ6]-[.AP6]" office:value-type="float" office:value="-0.00099999999999989" calcext:value-type="float">
            <text:p>-0.001</text:p>
          </table:table-cell>
          <table:table-cell table:formula="of:=[.AR6]-[.AQ6]" office:value-type="float" office:value="0.00099999999999989" calcext:value-type="float">
            <text:p>0.001</text:p>
          </table:table-cell>
          <table:table-cell table:formula="of:=[.AS6]-[.AR6]" office:value-type="float" office:value="0" calcext:value-type="float">
            <text:p>0</text:p>
          </table:table-cell>
          <table:table-cell table:formula="of:=[.AT6]-[.AS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formula="of:=[.C8] &lt; (0.01 * [.B7])" office:value-type="boolean" office:boolean-value="false" calcext:value-type="boolean">
            <text:p>FALSE</text:p>
          </table:table-cell>
          <table:table-cell table:style-name="ce2" table:formula="of:=[.D8] &lt; (0.01 * [.C7])" office:value-type="boolean" office:boolean-value="false" calcext:value-type="boolean">
            <text:p>FALSE</text:p>
          </table:table-cell>
          <table:table-cell table:style-name="ce2" table:formula="of:=[.E8] &lt; (0.01 * [.D7])" office:value-type="boolean" office:boolean-value="false" calcext:value-type="boolean">
            <text:p>FALSE</text:p>
          </table:table-cell>
          <table:table-cell table:style-name="ce2" table:formula="of:=[.F8] &lt; (0.01 * [.E7])" office:value-type="boolean" office:boolean-value="false" calcext:value-type="boolean">
            <text:p>FALSE</text:p>
          </table:table-cell>
          <table:table-cell table:style-name="ce2" table:formula="of:=[.G8] &lt; (0.01 * [.F7])" office:value-type="boolean" office:boolean-value="false" calcext:value-type="boolean">
            <text:p>FALSE</text:p>
          </table:table-cell>
          <table:table-cell table:style-name="ce2" table:formula="of:=[.H8] &lt; (0.01 * [.G7])" office:value-type="boolean" office:boolean-value="true" calcext:value-type="boolean">
            <text:p>TRUE</text:p>
          </table:table-cell>
          <table:table-cell table:style-name="ce2" table:formula="of:=[.I8] &lt; (0.01 * [.H7])" office:value-type="boolean" office:boolean-value="false" calcext:value-type="boolean">
            <text:p>FALSE</text:p>
          </table:table-cell>
          <table:table-cell table:style-name="ce2" table:formula="of:=[.J8] &lt; (0.01 * [.I7])" office:value-type="boolean" office:boolean-value="false" calcext:value-type="boolean">
            <text:p>FALSE</text:p>
          </table:table-cell>
          <table:table-cell table:style-name="ce2" table:formula="of:=[.K8] &lt; (0.01 * [.J7])" office:value-type="boolean" office:boolean-value="false" calcext:value-type="boolean">
            <text:p>FALSE</text:p>
          </table:table-cell>
          <table:table-cell table:style-name="ce2" table:formula="of:=[.L8] &lt; (0.01 * [.K7])" office:value-type="boolean" office:boolean-value="false" calcext:value-type="boolean">
            <text:p>FALSE</text:p>
          </table:table-cell>
          <table:table-cell table:style-name="ce2" table:formula="of:=[.M8] &lt; (0.01 * [.L7])" office:value-type="boolean" office:boolean-value="true" calcext:value-type="boolean">
            <text:p>TRUE</text:p>
          </table:table-cell>
          <table:table-cell table:style-name="ce2" table:formula="of:=[.N8] &lt; (0.01 * [.M7])" office:value-type="boolean" office:boolean-value="true" calcext:value-type="boolean">
            <text:p>TRUE</text:p>
          </table:table-cell>
          <table:table-cell table:style-name="ce2" table:formula="of:=[.O8] &lt; (0.01 * [.N7])" office:value-type="boolean" office:boolean-value="true" calcext:value-type="boolean">
            <text:p>TRUE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KL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sp.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-Est.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838" calcext:value-type="float">
            <text:p>-0.838</text:p>
          </table:table-cell>
          <table:table-cell office:value-type="float" office:value="-1.074" calcext:value-type="float">
            <text:p>-1.074</text:p>
          </table:table-cell>
          <table:table-cell office:value-type="float" office:value="-1.271" calcext:value-type="float">
            <text:p>-1.271</text:p>
          </table:table-cell>
          <table:table-cell office:value-type="float" office:value="-1.472" calcext:value-type="float">
            <text:p>-1.472</text:p>
          </table:table-cell>
          <table:table-cell office:value-type="float" office:value="-1.58" calcext:value-type="float">
            <text:p>-1.58</text:p>
          </table:table-cell>
          <table:table-cell office:value-type="float" office:value="-1.664" calcext:value-type="float">
            <text:p>-1.664</text:p>
          </table:table-cell>
          <table:table-cell office:value-type="float" office:value="-1.773" calcext:value-type="float">
            <text:p>-1.773</text:p>
          </table:table-cell>
          <table:table-cell office:value-type="float" office:value="-1.857" calcext:value-type="float">
            <text:p>-1.857</text:p>
          </table:table-cell>
          <table:table-cell office:value-type="float" office:value="-1.915" calcext:value-type="float">
            <text:p>-1.915</text:p>
          </table:table-cell>
          <table:table-cell office:value-type="float" office:value="-1.959" calcext:value-type="float">
            <text:p>-1.959</text:p>
          </table:table-cell>
          <table:table-cell office:value-type="float" office:value="-2.002" calcext:value-type="float">
            <text:p>-2.002</text:p>
          </table:table-cell>
          <table:table-cell office:value-type="float" office:value="-2.048" calcext:value-type="float">
            <text:p>-2.048</text:p>
          </table:table-cell>
          <table:table-cell office:value-type="float" office:value="-2.083" calcext:value-type="float">
            <text:p>-2.083</text:p>
          </table:table-cell>
          <table:table-cell office:value-type="float" office:value="-2.011" calcext:value-type="float">
            <text:p>-2.011</text:p>
          </table:table-cell>
          <table:table-cell office:value-type="float" office:value="-2.051" calcext:value-type="float">
            <text:p>-2.051</text:p>
          </table:table-cell>
          <table:table-cell office:value-type="float" office:value="-2.07" calcext:value-type="float">
            <text:p>-2.07</text:p>
          </table:table-cell>
          <table:table-cell office:value-type="float" office:value="-2.102" calcext:value-type="float">
            <text:p>-2.102</text:p>
          </table:table-cell>
          <table:table-cell office:value-type="float" office:value="-2.118" calcext:value-type="float">
            <text:p>-2.118</text:p>
          </table:table-cell>
          <table:table-cell office:value-type="float" office:value="-2.135" calcext:value-type="float">
            <text:p>-2.135</text:p>
          </table:table-cell>
          <table:table-cell office:value-type="float" office:value="-2.155" calcext:value-type="float">
            <text:p>-2.155</text:p>
          </table:table-cell>
          <table:table-cell office:value-type="float" office:value="-2.17" calcext:value-type="float">
            <text:p>-2.17</text:p>
          </table:table-cell>
          <table:table-cell office:value-type="float" office:value="-2.181" calcext:value-type="float">
            <text:p>-2.181</text:p>
          </table:table-cell>
          <table:table-cell office:value-type="float" office:value="-2.189" calcext:value-type="float">
            <text:p>-2.189</text:p>
          </table:table-cell>
          <table:table-cell office:value-type="float" office:value="-2.197" calcext:value-type="float">
            <text:p>-2.197</text:p>
          </table:table-cell>
          <table:table-cell office:value-type="float" office:value="-2.205" calcext:value-type="float">
            <text:p>-2.205</text:p>
          </table:table-cell>
          <table:table-cell office:value-type="float" office:value="-2.179" calcext:value-type="float">
            <text:p>-2.179</text:p>
          </table:table-cell>
          <table:table-cell office:value-type="float" office:value="-2.182" calcext:value-type="float">
            <text:p>-2.182</text:p>
          </table:table-cell>
          <table:table-cell office:value-type="float" office:value="-2.189" calcext:value-type="float">
            <text:p>-2.189</text:p>
          </table:table-cell>
          <table:table-cell office:value-type="float" office:value="-2.195" calcext:value-type="float">
            <text:p>-2.195</text:p>
          </table:table-cell>
          <table:table-cell office:value-type="float" office:value="-2.198" calcext:value-type="float">
            <text:p>-2.198</text:p>
          </table:table-cell>
          <table:table-cell office:value-type="float" office:value="-2.201" calcext:value-type="float">
            <text:p>-2.201</text:p>
          </table:table-cell>
          <table:table-cell office:value-type="float" office:value="-2.203" calcext:value-type="float">
            <text:p>-2.203</text:p>
          </table:table-cell>
          <table:table-cell office:value-type="float" office:value="-2.198" calcext:value-type="float">
            <text:p>-2.198</text:p>
          </table:table-cell>
          <table:table-cell office:value-type="float" office:value="-2.193" calcext:value-type="float">
            <text:p>-2.193</text:p>
          </table:table-cell>
          <table:table-cell office:value-type="float" office:value="-2.194" calcext:value-type="float">
            <text:p>-2.194</text:p>
          </table:table-cell>
          <table:table-cell office:value-type="float" office:value="-2.191" calcext:value-type="float">
            <text:p>-2.191</text:p>
          </table:table-cell>
          <table:table-cell office:value-type="float" office:value="-2.192" calcext:value-type="float">
            <text:p>-2.192</text:p>
          </table:table-cell>
          <table:table-cell table:number-columns-repeated="3" office:value-type="float" office:value="-2.19" calcext:value-type="float">
            <text:p>-2.19</text:p>
          </table:table-cell>
          <table:table-cell office:value-type="float" office:value="-2.191" calcext:value-type="float">
            <text:p>-2.191</text:p>
          </table:table-cell>
          <table:table-cell table:number-columns-repeated="3" office:value-type="float" office:value="-2.19" calcext:value-type="float">
            <text:p>-2.1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824" calcext:value-type="float">
            <text:p>0.824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03" calcext:value-type="float">
            <text:p>0.703</text:p>
          </table:table-cell>
          <table:table-cell office:value-type="float" office:value="0.691" calcext:value-type="float">
            <text:p>0.69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53" calcext:value-type="float">
            <text:p>0.653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.637" calcext:value-type="float">
            <text:p>0.637</text:p>
          </table:table-cell>
          <table:table-cell office:value-type="float" office:value="0.633" calcext:value-type="float">
            <text:p>0.6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1" calcext:value-type="float">
            <text:p>0.611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2" calcext:value-type="float">
            <text:p>0.60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607" calcext:value-type="float">
            <text:p>0.607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2" calcext:value-type="float">
            <text:p>0.602</text:p>
          </table:table-cell>
          <table:table-cell table:number-columns-repeated="3" office:value-type="float" office:value="0.601" calcext:value-type="float">
            <text:p>0.60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4" calcext:value-type="float">
            <text:p>0.604</text:p>
          </table:table-cell>
          <table:table-cell table:number-columns-repeated="7"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KL-Conv-SE</text:p>
          </table:table-cell>
          <table:table-cell/>
          <table:table-cell table:formula="of:=[.C16]-[.B16]" office:value-type="float" office:value="-0.039" calcext:value-type="float">
            <text:p>-0.039</text:p>
          </table:table-cell>
          <table:table-cell table:formula="of:=[.D16]-[.C16]" office:value-type="float" office:value="-0.031" calcext:value-type="float">
            <text:p>-0.031</text:p>
          </table:table-cell>
          <table:table-cell table:formula="of:=[.E16]-[.D16]" office:value-type="float" office:value="-0.033" calcext:value-type="float">
            <text:p>-0.033</text:p>
          </table:table-cell>
          <table:table-cell table:formula="of:=[.F16]-[.E16]" office:value-type="float" office:value="-0.004" calcext:value-type="float">
            <text:p>-0.004</text:p>
          </table:table-cell>
          <table:table-cell table:formula="of:=[.G16]-[.F16]" office:value-type="float" office:value="-0.0139999999999999" calcext:value-type="float">
            <text:p>-0.014</text:p>
          </table:table-cell>
          <table:table-cell table:formula="of:=[.H16]-[.G16]" office:value-type="float" office:value="-0.012" calcext:value-type="float">
            <text:p>-0.012</text:p>
          </table:table-cell>
          <table:table-cell table:formula="of:=[.I16]-[.H16]" office:value-type="float" office:value="-0.015" calcext:value-type="float">
            <text:p>-0.015</text:p>
          </table:table-cell>
          <table:table-cell table:formula="of:=[.J16]-[.I16]" office:value-type="float" office:value="-0.016" calcext:value-type="float">
            <text:p>-0.016</text:p>
          </table:table-cell>
          <table:table-cell table:formula="of:=[.K16]-[.J16]" office:value-type="float" office:value="-0.00700000000000001" calcext:value-type="float">
            <text:p>-0.007</text:p>
          </table:table-cell>
          <table:table-cell table:formula="of:=[.L16]-[.K16]" office:value-type="float" office:value="0" calcext:value-type="float">
            <text:p>0</text:p>
          </table:table-cell>
          <table:table-cell table:formula="of:=[.M16]-[.L16]" office:value-type="float" office:value="-0.00900000000000001" calcext:value-type="float">
            <text:p>-0.009</text:p>
          </table:table-cell>
          <table:table-cell table:formula="of:=[.N16]-[.M16]" office:value-type="float" office:value="-0.00700000000000001" calcext:value-type="float">
            <text:p>-0.007</text:p>
          </table:table-cell>
          <table:table-cell table:formula="of:=[.O16]-[.N16]" office:value-type="float" office:value="0" calcext:value-type="float">
            <text:p>0</text:p>
          </table:table-cell>
          <table:table-cell table:formula="of:=[.P16]-[.O16]" office:value-type="float" office:value="-0.004" calcext:value-type="float">
            <text:p>-0.004</text:p>
          </table:table-cell>
          <table:table-cell table:formula="of:=[.Q16]-[.P16]" office:value-type="float" office:value="-0.00800000000000001" calcext:value-type="float">
            <text:p>-0.008</text:p>
          </table:table-cell>
          <table:table-cell table:formula="of:=[.R16]-[.Q16]" office:value-type="float" office:value="-0.002" calcext:value-type="float">
            <text:p>-0.002</text:p>
          </table:table-cell>
          <table:table-cell table:formula="of:=[.S16]-[.R16]" office:value-type="float" office:value="-0.004" calcext:value-type="float">
            <text:p>-0.004</text:p>
          </table:table-cell>
          <table:table-cell table:formula="of:=[.T16]-[.S16]" office:value-type="float" office:value="-0.003" calcext:value-type="float">
            <text:p>-0.003</text:p>
          </table:table-cell>
          <table:table-cell table:formula="of:=[.U16]-[.T16]" office:value-type="float" office:value="-0.002" calcext:value-type="float">
            <text:p>-0.002</text:p>
          </table:table-cell>
          <table:table-cell table:formula="of:=[.V16]-[.U16]" office:value-type="float" office:value="-0.003" calcext:value-type="float">
            <text:p>-0.003</text:p>
          </table:table-cell>
          <table:table-cell table:formula="of:=[.W16]-[.V16]" office:value-type="float" office:value="-0.003" calcext:value-type="float">
            <text:p>-0.003</text:p>
          </table:table-cell>
          <table:table-cell table:formula="of:=[.X16]-[.W16]" office:value-type="float" office:value="-0.003" calcext:value-type="float">
            <text:p>-0.003</text:p>
          </table:table-cell>
          <table:table-cell table:formula="of:=[.Y16]-[.X16]" office:value-type="float" office:value="-0.002" calcext:value-type="float">
            <text:p>-0.002</text:p>
          </table:table-cell>
          <table:table-cell table:formula="of:=[.Z16]-[.Y16]" office:value-type="float" office:value="-0.001" calcext:value-type="float">
            <text:p>-0.001</text:p>
          </table:table-cell>
          <table:table-cell table:formula="of:=[.AA16]-[.Z16]" office:value-type="float" office:value="-0.00199999999999989" calcext:value-type="float">
            <text:p>-0.002</text:p>
          </table:table-cell>
          <table:table-cell table:formula="of:=[.AB16]-[.AA16]" office:value-type="float" office:value="0.0069999999999999" calcext:value-type="float">
            <text:p>0.007</text:p>
          </table:table-cell>
          <table:table-cell table:formula="of:=[.AC16]-[.AB16]" office:value-type="float" office:value="0" calcext:value-type="float">
            <text:p>0</text:p>
          </table:table-cell>
          <table:table-cell table:formula="of:=[.AD16]-[.AC16]" office:value-type="float" office:value="-0.003" calcext:value-type="float">
            <text:p>-0.003</text:p>
          </table:table-cell>
          <table:table-cell table:formula="of:=[.AE16]-[.AD16]" office:value-type="float" office:value="-0.002" calcext:value-type="float">
            <text:p>-0.002</text:p>
          </table:table-cell>
          <table:table-cell table:formula="of:=[.AF16]-[.AE16]" office:value-type="float" office:value="-0.001" calcext:value-type="float">
            <text:p>-0.001</text:p>
          </table:table-cell>
          <table:table-cell table:formula="of:=[.AG16]-[.AF16]" office:value-type="float" office:value="0" calcext:value-type="float">
            <text:p>0</text:p>
          </table:table-cell>
          <table:table-cell table:formula="of:=[.AH16]-[.AG16]" office:value-type="float" office:value="0" calcext:value-type="float">
            <text:p>0</text:p>
          </table:table-cell>
          <table:table-cell table:formula="of:=[.AI16]-[.AH16]" office:value-type="float" office:value="0.001" calcext:value-type="float">
            <text:p>0.001</text:p>
          </table:table-cell>
          <table:table-cell table:formula="of:=[.AJ16]-[.AI16]" office:value-type="float" office:value="0.002" calcext:value-type="float">
            <text:p>0.002</text:p>
          </table:table-cell>
          <table:table-cell table:formula="of:=[.AK16]-[.AJ16]" office:value-type="float" office:value="-0.001" calcext:value-type="float">
            <text:p>-0.001</text:p>
          </table:table-cell>
          <table:table-cell table:formula="of:=[.AL16]-[.AK16]" office:value-type="float" office:value="0.002" calcext:value-type="float">
            <text:p>0.002</text:p>
          </table:table-cell>
          <table:table-cell table:formula="of:=[.AM16]-[.AL16]" office:value-type="float" office:value="-0.001" calcext:value-type="float">
            <text:p>-0.001</text:p>
          </table:table-cell>
          <table:table-cell table:formula="of:=[.AN16]-[.AM16]" office:value-type="float" office:value="0.001" calcext:value-type="float">
            <text:p>0.001</text:p>
          </table:table-cell>
          <table:table-cell table:formula="of:=[.AO16]-[.AN16]" office:value-type="float" office:value="0" calcext:value-type="float">
            <text:p>0</text:p>
          </table:table-cell>
          <table:table-cell table:formula="of:=[.AP16]-[.AO16]" office:value-type="float" office:value="0" calcext:value-type="float">
            <text:p>0</text:p>
          </table:table-cell>
          <table:table-cell table:formula="of:=[.AQ16]-[.AP16]" office:value-type="float" office:value="0" calcext:value-type="float">
            <text:p>0</text:p>
          </table:table-cell>
          <table:table-cell table:formula="of:=[.AR16]-[.AQ16]" office:value-type="float" office:value="0" calcext:value-type="float">
            <text:p>0</text:p>
          </table:table-cell>
          <table:table-cell table:formula="of:=[.AS16]-[.AR16]" office:value-type="float" office:value="0" calcext:value-type="float">
            <text:p>0</text:p>
          </table:table-cell>
          <table:table-cell table:formula="of:=[.AT16]-[.A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-Conv-EST</text:p>
          </table:table-cell>
          <table:table-cell/>
          <table:table-cell table:formula="of:=[.C15]-[.B15]" office:value-type="float" office:value="-0.341" calcext:value-type="float">
            <text:p>-0.341</text:p>
          </table:table-cell>
          <table:table-cell table:formula="of:=[.D15]-[.C15]" office:value-type="float" office:value="-0.236" calcext:value-type="float">
            <text:p>-0.236</text:p>
          </table:table-cell>
          <table:table-cell table:formula="of:=[.E15]-[.D15]" office:value-type="float" office:value="-0.197" calcext:value-type="float">
            <text:p>-0.197</text:p>
          </table:table-cell>
          <table:table-cell table:formula="of:=[.F15]-[.E15]" office:value-type="float" office:value="-0.201" calcext:value-type="float">
            <text:p>-0.201</text:p>
          </table:table-cell>
          <table:table-cell table:formula="of:=[.G15]-[.F15]" office:value-type="float" office:value="-0.108" calcext:value-type="float">
            <text:p>-0.108</text:p>
          </table:table-cell>
          <table:table-cell table:formula="of:=[.H15]-[.G15]" office:value-type="float" office:value="-0.0840000000000001" calcext:value-type="float">
            <text:p>-0.084</text:p>
          </table:table-cell>
          <table:table-cell table:formula="of:=[.I15]-[.H15]" office:value-type="float" office:value="-0.109" calcext:value-type="float">
            <text:p>-0.109</text:p>
          </table:table-cell>
          <table:table-cell table:formula="of:=[.J15]-[.I15]" office:value-type="float" office:value="-0.0839999999999998" calcext:value-type="float">
            <text:p>-0.084</text:p>
          </table:table-cell>
          <table:table-cell table:formula="of:=[.K15]-[.J15]" office:value-type="float" office:value="-0.0580000000000001" calcext:value-type="float">
            <text:p>-0.058</text:p>
          </table:table-cell>
          <table:table-cell table:formula="of:=[.L15]-[.K15]" office:value-type="float" office:value="-0.044" calcext:value-type="float">
            <text:p>-0.044</text:p>
          </table:table-cell>
          <table:table-cell table:formula="of:=[.M15]-[.L15]" office:value-type="float" office:value="-0.0429999999999997" calcext:value-type="float">
            <text:p>-0.043</text:p>
          </table:table-cell>
          <table:table-cell table:formula="of:=[.N15]-[.M15]" office:value-type="float" office:value="-0.0460000000000003" calcext:value-type="float">
            <text:p>-0.046</text:p>
          </table:table-cell>
          <table:table-cell table:formula="of:=[.O15]-[.N15]" office:value-type="float" office:value="-0.0350000000000001" calcext:value-type="float">
            <text:p>-0.035</text:p>
          </table:table-cell>
          <table:table-cell table:formula="of:=[.P15]-[.O15]" office:value-type="float" office:value="0.0720000000000001" calcext:value-type="float">
            <text:p>0.072</text:p>
          </table:table-cell>
          <table:table-cell table:formula="of:=[.Q15]-[.P15]" office:value-type="float" office:value="-0.04" calcext:value-type="float">
            <text:p>-0.04</text:p>
          </table:table-cell>
          <table:table-cell table:formula="of:=[.R15]-[.Q15]" office:value-type="float" office:value="-0.0189999999999997" calcext:value-type="float">
            <text:p>-0.019</text:p>
          </table:table-cell>
          <table:table-cell table:formula="of:=[.S15]-[.R15]" office:value-type="float" office:value="-0.032" calcext:value-type="float">
            <text:p>-0.032</text:p>
          </table:table-cell>
          <table:table-cell table:formula="of:=[.T15]-[.S15]" office:value-type="float" office:value="-0.016" calcext:value-type="float">
            <text:p>-0.016</text:p>
          </table:table-cell>
          <table:table-cell table:formula="of:=[.U15]-[.T15]" office:value-type="float" office:value="-0.0169999999999999" calcext:value-type="float">
            <text:p>-0.017</text:p>
          </table:table-cell>
          <table:table-cell table:formula="of:=[.V15]-[.U15]" office:value-type="float" office:value="-0.02" calcext:value-type="float">
            <text:p>-0.02</text:p>
          </table:table-cell>
          <table:table-cell table:formula="of:=[.W15]-[.V15]" office:value-type="float" office:value="-0.0150000000000001" calcext:value-type="float">
            <text:p>-0.015</text:p>
          </table:table-cell>
          <table:table-cell table:formula="of:=[.X15]-[.W15]" office:value-type="float" office:value="-0.0110000000000001" calcext:value-type="float">
            <text:p>-0.011</text:p>
          </table:table-cell>
          <table:table-cell table:formula="of:=[.Y15]-[.X15]" office:value-type="float" office:value="-0.00800000000000001" calcext:value-type="float">
            <text:p>-0.008</text:p>
          </table:table-cell>
          <table:table-cell table:formula="of:=[.Z15]-[.Y15]" office:value-type="float" office:value="-0.00800000000000001" calcext:value-type="float">
            <text:p>-0.008</text:p>
          </table:table-cell>
          <table:table-cell table:formula="of:=[.AA15]-[.Z15]" office:value-type="float" office:value="-0.00800000000000001" calcext:value-type="float">
            <text:p>-0.008</text:p>
          </table:table-cell>
          <table:table-cell table:formula="of:=[.AB15]-[.AA15]" office:value-type="float" office:value="0.0260000000000002" calcext:value-type="float">
            <text:p>0.026</text:p>
          </table:table-cell>
          <table:table-cell table:formula="of:=[.AC15]-[.AB15]" office:value-type="float" office:value="-0.00300000000000011" calcext:value-type="float">
            <text:p>-0.003</text:p>
          </table:table-cell>
          <table:table-cell table:formula="of:=[.AD15]-[.AC15]" office:value-type="float" office:value="-0.00700000000000012" calcext:value-type="float">
            <text:p>-0.007</text:p>
          </table:table-cell>
          <table:table-cell table:formula="of:=[.AE15]-[.AD15]" office:value-type="float" office:value="-0.00599999999999978" calcext:value-type="float">
            <text:p>-0.006</text:p>
          </table:table-cell>
          <table:table-cell table:formula="of:=[.AF15]-[.AE15]" office:value-type="float" office:value="-0.00300000000000011" calcext:value-type="float">
            <text:p>-0.003</text:p>
          </table:table-cell>
          <table:table-cell table:formula="of:=[.AG15]-[.AF15]" office:value-type="float" office:value="-0.00300000000000011" calcext:value-type="float">
            <text:p>-0.003</text:p>
          </table:table-cell>
          <table:table-cell table:formula="of:=[.AH15]-[.AG15]" office:value-type="float" office:value="-0.00199999999999978" calcext:value-type="float">
            <text:p>-0.002</text:p>
          </table:table-cell>
          <table:table-cell table:formula="of:=[.AI15]-[.AH15]" office:value-type="float" office:value="0.00499999999999989" calcext:value-type="float">
            <text:p>0.005</text:p>
          </table:table-cell>
          <table:table-cell table:formula="of:=[.AJ15]-[.AI15]" office:value-type="float" office:value="0.00499999999999989" calcext:value-type="float">
            <text:p>0.005</text:p>
          </table:table-cell>
          <table:table-cell table:formula="of:=[.AK15]-[.AJ15]" office:value-type="float" office:value="-0.00099999999999989" calcext:value-type="float">
            <text:p>-0.001</text:p>
          </table:table-cell>
          <table:table-cell table:formula="of:=[.AL15]-[.AK15]" office:value-type="float" office:value="0.00300000000000011" calcext:value-type="float">
            <text:p>0.003</text:p>
          </table:table-cell>
          <table:table-cell table:formula="of:=[.AM15]-[.AL15]" office:value-type="float" office:value="-0.00100000000000033" calcext:value-type="float">
            <text:p>-0.001</text:p>
          </table:table-cell>
          <table:table-cell table:formula="of:=[.AN15]-[.AM15]" office:value-type="float" office:value="0.00200000000000022" calcext:value-type="float">
            <text:p>0.002</text:p>
          </table:table-cell>
          <table:table-cell table:formula="of:=[.AO15]-[.AN15]" office:value-type="float" office:value="0" calcext:value-type="float">
            <text:p>0</text:p>
          </table:table-cell>
          <table:table-cell table:formula="of:=[.AP15]-[.AO15]" office:value-type="float" office:value="0" calcext:value-type="float">
            <text:p>0</text:p>
          </table:table-cell>
          <table:table-cell table:formula="of:=[.AQ15]-[.AP15]" office:value-type="float" office:value="-0.00099999999999989" calcext:value-type="float">
            <text:p>-0.001</text:p>
          </table:table-cell>
          <table:table-cell table:formula="of:=[.AR15]-[.AQ15]" office:value-type="float" office:value="0.00099999999999989" calcext:value-type="float">
            <text:p>0.001</text:p>
          </table:table-cell>
          <table:table-cell table:formula="of:=[.AS15]-[.AR15]" office:value-type="float" office:value="0" calcext:value-type="float">
            <text:p>0</text:p>
          </table:table-cell>
          <table:table-cell table:formula="of:=[.AT15]-[.AS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42"/>
        </table:table-row>
        <table:table-row table:style-name="ro1">
          <table:table-cell table:style-name="ce1" office:value-type="string" calcext:value-type="string">
            <text:p>KL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sp.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P-Est.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816" calcext:value-type="float">
            <text:p>-0.816</text:p>
          </table:table-cell>
          <table:table-cell office:value-type="float" office:value="-1.082" calcext:value-type="float">
            <text:p>-1.082</text:p>
          </table:table-cell>
          <table:table-cell office:value-type="float" office:value="-1.271" calcext:value-type="float">
            <text:p>-1.271</text:p>
          </table:table-cell>
          <table:table-cell office:value-type="float" office:value="-1.411" calcext:value-type="float">
            <text:p>-1.411</text:p>
          </table:table-cell>
          <table:table-cell office:value-type="float" office:value="-1.539" calcext:value-type="float">
            <text:p>-1.539</text:p>
          </table:table-cell>
          <table:table-cell office:value-type="float" office:value="-1.706" calcext:value-type="float">
            <text:p>-1.706</text:p>
          </table:table-cell>
          <table:table-cell office:value-type="float" office:value="-1.791" calcext:value-type="float">
            <text:p>-1.791</text:p>
          </table:table-cell>
          <table:table-cell office:value-type="float" office:value="-1.857" calcext:value-type="float">
            <text:p>-1.857</text:p>
          </table:table-cell>
          <table:table-cell office:value-type="float" office:value="-1.907" calcext:value-type="float">
            <text:p>-1.907</text:p>
          </table:table-cell>
          <table:table-cell office:value-type="float" office:value="-1.951" calcext:value-type="float">
            <text:p>-1.951</text:p>
          </table:table-cell>
          <table:table-cell office:value-type="float" office:value="-2.003" calcext:value-type="float">
            <text:p>-2.003</text:p>
          </table:table-cell>
          <table:table-cell office:value-type="float" office:value="-2.048" calcext:value-type="float">
            <text:p>-2.048</text:p>
          </table:table-cell>
          <table:table-cell office:value-type="float" office:value="-2.081" calcext:value-type="float">
            <text:p>-2.081</text:p>
          </table:table-cell>
          <table:table-cell office:value-type="float" office:value="-2.12" calcext:value-type="float">
            <text:p>-2.12</text:p>
          </table:table-cell>
          <table:table-cell office:value-type="float" office:value="-2.138" calcext:value-type="float">
            <text:p>-2.138</text:p>
          </table:table-cell>
          <table:table-cell office:value-type="float" office:value="-2.07" calcext:value-type="float">
            <text:p>-2.07</text:p>
          </table:table-cell>
          <table:table-cell office:value-type="float" office:value="-2.102" calcext:value-type="float">
            <text:p>-2.102</text:p>
          </table:table-cell>
          <table:table-cell office:value-type="float" office:value="-2.118" calcext:value-type="float">
            <text:p>-2.118</text:p>
          </table:table-cell>
          <table:table-cell office:value-type="float" office:value="-2.133" calcext:value-type="float">
            <text:p>-2.133</text:p>
          </table:table-cell>
          <table:table-cell office:value-type="float" office:value="-2.154" calcext:value-type="float">
            <text:p>-2.154</text:p>
          </table:table-cell>
          <table:table-cell office:value-type="float" office:value="-2.17" calcext:value-type="float">
            <text:p>-2.17</text:p>
          </table:table-cell>
          <table:table-cell office:value-type="float" office:value="-2.181" calcext:value-type="float">
            <text:p>-2.181</text:p>
          </table:table-cell>
          <table:table-cell office:value-type="float" office:value="-2.189" calcext:value-type="float">
            <text:p>-2.189</text:p>
          </table:table-cell>
          <table:table-cell office:value-type="float" office:value="-2.197" calcext:value-type="float">
            <text:p>-2.197</text:p>
          </table:table-cell>
          <table:table-cell office:value-type="float" office:value="-2.204" calcext:value-type="float">
            <text:p>-2.204</text:p>
          </table:table-cell>
          <table:table-cell office:value-type="float" office:value="-2.211" calcext:value-type="float">
            <text:p>-2.211</text:p>
          </table:table-cell>
          <table:table-cell office:value-type="float" office:value="-2.186" calcext:value-type="float">
            <text:p>-2.186</text:p>
          </table:table-cell>
          <table:table-cell office:value-type="float" office:value="-2.191" calcext:value-type="float">
            <text:p>-2.191</text:p>
          </table:table-cell>
          <table:table-cell office:value-type="float" office:value="-2.195" calcext:value-type="float">
            <text:p>-2.195</text:p>
          </table:table-cell>
          <table:table-cell office:value-type="float" office:value="-2.198" calcext:value-type="float">
            <text:p>-2.198</text:p>
          </table:table-cell>
          <table:table-cell office:value-type="float" office:value="-2.201" calcext:value-type="float">
            <text:p>-2.201</text:p>
          </table:table-cell>
          <table:table-cell office:value-type="float" office:value="-2.196" calcext:value-type="float">
            <text:p>-2.196</text:p>
          </table:table-cell>
          <table:table-cell office:value-type="float" office:value="-2.198" calcext:value-type="float">
            <text:p>-2.198</text:p>
          </table:table-cell>
          <table:table-cell office:value-type="float" office:value="-2.193" calcext:value-type="float">
            <text:p>-2.193</text:p>
          </table:table-cell>
          <table:table-cell office:value-type="float" office:value="-2.194" calcext:value-type="float">
            <text:p>-2.194</text:p>
          </table:table-cell>
          <table:table-cell office:value-type="float" office:value="-2.195" calcext:value-type="float">
            <text:p>-2.195</text:p>
          </table:table-cell>
          <table:table-cell office:value-type="float" office:value="-2.192" calcext:value-type="float">
            <text:p>-2.192</text:p>
          </table:table-cell>
          <table:table-cell table:number-columns-repeated="3" office:value-type="float" office:value="-2.19" calcext:value-type="float">
            <text:p>-2.19</text:p>
          </table:table-cell>
          <table:table-cell table:number-columns-repeated="2" office:value-type="float" office:value="-2.191" calcext:value-type="float">
            <text:p>-2.191</text:p>
          </table:table-cell>
          <table:table-cell table:number-columns-repeated="2" office:value-type="float" office:value="-2.19" calcext:value-type="float">
            <text:p>-2.1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824" calcext:value-type="float">
            <text:p>0.82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1" calcext:value-type="float">
            <text:p>0.721</text:p>
          </table:table-cell>
          <table:table-cell office:value-type="float" office:value="0.697" calcext:value-type="float">
            <text:p>0.69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" calcext:value-type="float">
            <text:p>0.6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" calcext:value-type="float">
            <text:p>0.6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2" calcext:value-type="float">
            <text:p>0.622</text:p>
          </table:table-cell>
          <table:table-cell table:number-columns-repeated="2" office:value-type="float" office:value="0.619" calcext:value-type="float">
            <text:p>0.619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" calcext:value-type="float">
            <text:p>0.61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1" calcext:value-type="float">
            <text:p>0.601</text:p>
          </table:table-cell>
          <table:table-cell office:value-type="float" office:value="0.599" calcext:value-type="float">
            <text:p>0.599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2" calcext:value-type="float">
            <text:p>0.602</text:p>
          </table:table-cell>
          <table:table-cell table:number-columns-repeated="2" office:value-type="float" office:value="0.601" calcext:value-type="float">
            <text:p>0.601</text:p>
          </table:table-cell>
          <table:table-cell table:number-columns-repeated="2" office:value-type="float" office:value="0.602" calcext:value-type="float">
            <text:p>0.602</text:p>
          </table:table-cell>
          <table:table-cell office:value-type="float" office:value="0.604" calcext:value-type="float">
            <text:p>0.604</text:p>
          </table:table-cell>
          <table:table-cell table:number-columns-repeated="2" office:value-type="float" office:value="0.603" calcext:value-type="float">
            <text:p>0.603</text:p>
          </table:table-cell>
          <table:table-cell office:value-type="float" office:value="0.604" calcext:value-type="float">
            <text:p>0.604</text:p>
          </table:table-cell>
          <table:table-cell table:number-columns-repeated="4" office:value-type="float" office:value="0.605" calcext:value-type="float">
            <text:p>0.605</text:p>
          </table:table-cell>
          <table:table-cell office:value-type="float" office:value="0.604" calcext:value-type="float">
            <text:p>0.604</text:p>
          </table:table-cell>
          <table:table-cell table:number-columns-repeated="2"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KLP-Conv-SE</text:p>
          </table:table-cell>
          <table:table-cell/>
          <table:table-cell table:formula="of:=[.C25]-[.B25]" office:value-type="float" office:value="-0.046" calcext:value-type="float">
            <text:p>-0.046</text:p>
          </table:table-cell>
          <table:table-cell table:formula="of:=[.D25]-[.C25]" office:value-type="float" office:value="-0.032" calcext:value-type="float">
            <text:p>-0.032</text:p>
          </table:table-cell>
          <table:table-cell table:formula="of:=[.E25]-[.D25]" office:value-type="float" office:value="-0.025" calcext:value-type="float">
            <text:p>-0.025</text:p>
          </table:table-cell>
          <table:table-cell table:formula="of:=[.F25]-[.E25]" office:value-type="float" office:value="-0.0239999999999999" calcext:value-type="float">
            <text:p>-0.024</text:p>
          </table:table-cell>
          <table:table-cell table:formula="of:=[.G25]-[.F25]" office:value-type="float" office:value="-0.015" calcext:value-type="float">
            <text:p>-0.015</text:p>
          </table:table-cell>
          <table:table-cell table:formula="of:=[.H25]-[.G25]" office:value-type="float" office:value="-0.003" calcext:value-type="float">
            <text:p>-0.003</text:p>
          </table:table-cell>
          <table:table-cell table:formula="of:=[.I25]-[.H25]" office:value-type="float" office:value="-0.011" calcext:value-type="float">
            <text:p>-0.011</text:p>
          </table:table-cell>
          <table:table-cell table:formula="of:=[.J25]-[.I25]" office:value-type="float" office:value="-0.00800000000000001" calcext:value-type="float">
            <text:p>-0.008</text:p>
          </table:table-cell>
          <table:table-cell table:formula="of:=[.K25]-[.J25]" office:value-type="float" office:value="-0.012" calcext:value-type="float">
            <text:p>-0.012</text:p>
          </table:table-cell>
          <table:table-cell table:formula="of:=[.L25]-[.K25]" office:value-type="float" office:value="-0.00800000000000001" calcext:value-type="float">
            <text:p>-0.008</text:p>
          </table:table-cell>
          <table:table-cell table:formula="of:=[.M25]-[.L25]" office:value-type="float" office:value="-0.005" calcext:value-type="float">
            <text:p>-0.005</text:p>
          </table:table-cell>
          <table:table-cell table:formula="of:=[.N25]-[.M25]" office:value-type="float" office:value="-0.00600000000000001" calcext:value-type="float">
            <text:p>-0.006</text:p>
          </table:table-cell>
          <table:table-cell table:formula="of:=[.O25]-[.N25]" office:value-type="float" office:value="-0.004" calcext:value-type="float">
            <text:p>-0.004</text:p>
          </table:table-cell>
          <table:table-cell table:formula="of:=[.P25]-[.O25]" office:value-type="float" office:value="-0.001" calcext:value-type="float">
            <text:p>-0.001</text:p>
          </table:table-cell>
          <table:table-cell table:formula="of:=[.Q25]-[.P25]" office:value-type="float" office:value="-0.002" calcext:value-type="float">
            <text:p>-0.002</text:p>
          </table:table-cell>
          <table:table-cell table:formula="of:=[.R25]-[.Q25]" office:value-type="float" office:value="-0.003" calcext:value-type="float">
            <text:p>-0.003</text:p>
          </table:table-cell>
          <table:table-cell table:formula="of:=[.S25]-[.R25]" office:value-type="float" office:value="0" calcext:value-type="float">
            <text:p>0</text:p>
          </table:table-cell>
          <table:table-cell table:formula="of:=[.T25]-[.S25]" office:value-type="float" office:value="-0.003" calcext:value-type="float">
            <text:p>-0.003</text:p>
          </table:table-cell>
          <table:table-cell table:formula="of:=[.U25]-[.T25]" office:value-type="float" office:value="-0.003" calcext:value-type="float">
            <text:p>-0.003</text:p>
          </table:table-cell>
          <table:table-cell table:formula="of:=[.V25]-[.U25]" office:value-type="float" office:value="-0.003" calcext:value-type="float">
            <text:p>-0.003</text:p>
          </table:table-cell>
          <table:table-cell table:formula="of:=[.W25]-[.V25]" office:value-type="float" office:value="-0.002" calcext:value-type="float">
            <text:p>-0.002</text:p>
          </table:table-cell>
          <table:table-cell table:formula="of:=[.X25]-[.W25]" office:value-type="float" office:value="-0.003" calcext:value-type="float">
            <text:p>-0.003</text:p>
          </table:table-cell>
          <table:table-cell table:formula="of:=[.Y25]-[.X25]" office:value-type="float" office:value="-0.002" calcext:value-type="float">
            <text:p>-0.002</text:p>
          </table:table-cell>
          <table:table-cell table:formula="of:=[.Z25]-[.Y25]" office:value-type="float" office:value="-0.002" calcext:value-type="float">
            <text:p>-0.002</text:p>
          </table:table-cell>
          <table:table-cell table:formula="of:=[.AA25]-[.Z25]" office:value-type="float" office:value="-0.002" calcext:value-type="float">
            <text:p>-0.002</text:p>
          </table:table-cell>
          <table:table-cell table:formula="of:=[.AB25]-[.AA25]" office:value-type="float" office:value="-0.001" calcext:value-type="float">
            <text:p>-0.001</text:p>
          </table:table-cell>
          <table:table-cell table:formula="of:=[.AC25]-[.AB25]" office:value-type="float" office:value="0.00700000000000001" calcext:value-type="float">
            <text:p>0.007</text:p>
          </table:table-cell>
          <table:table-cell table:formula="of:=[.AD25]-[.AC25]" office:value-type="float" office:value="-0.002" calcext:value-type="float">
            <text:p>-0.002</text:p>
          </table:table-cell>
          <table:table-cell table:formula="of:=[.AE25]-[.AD25]" office:value-type="float" office:value="-0.001" calcext:value-type="float">
            <text:p>-0.001</text:p>
          </table:table-cell>
          <table:table-cell table:formula="of:=[.AF25]-[.AE25]" office:value-type="float" office:value="-0.001" calcext:value-type="float">
            <text:p>-0.001</text:p>
          </table:table-cell>
          <table:table-cell table:formula="of:=[.AG25]-[.AF25]" office:value-type="float" office:value="0" calcext:value-type="float">
            <text:p>0</text:p>
          </table:table-cell>
          <table:table-cell table:formula="of:=[.AH25]-[.AG25]" office:value-type="float" office:value="0.001" calcext:value-type="float">
            <text:p>0.001</text:p>
          </table:table-cell>
          <table:table-cell table:formula="of:=[.AI25]-[.AH25]" office:value-type="float" office:value="0" calcext:value-type="float">
            <text:p>0</text:p>
          </table:table-cell>
          <table:table-cell table:formula="of:=[.AJ25]-[.AI25]" office:value-type="float" office:value="0.002" calcext:value-type="float">
            <text:p>0.002</text:p>
          </table:table-cell>
          <table:table-cell table:formula="of:=[.AK25]-[.AJ25]" office:value-type="float" office:value="-0.001" calcext:value-type="float">
            <text:p>-0.001</text:p>
          </table:table-cell>
          <table:table-cell table:formula="of:=[.AL25]-[.AK25]" office:value-type="float" office:value="0" calcext:value-type="float">
            <text:p>0</text:p>
          </table:table-cell>
          <table:table-cell table:formula="of:=[.AM25]-[.AL25]" office:value-type="float" office:value="0.001" calcext:value-type="float">
            <text:p>0.001</text:p>
          </table:table-cell>
          <table:table-cell table:formula="of:=[.AN25]-[.AM25]" office:value-type="float" office:value="0.001" calcext:value-type="float">
            <text:p>0.001</text:p>
          </table:table-cell>
          <table:table-cell table:formula="of:=[.AO25]-[.AN25]" office:value-type="float" office:value="0" calcext:value-type="float">
            <text:p>0</text:p>
          </table:table-cell>
          <table:table-cell table:formula="of:=[.AP25]-[.AO25]" office:value-type="float" office:value="0" calcext:value-type="float">
            <text:p>0</text:p>
          </table:table-cell>
          <table:table-cell table:formula="of:=[.AQ25]-[.AP25]" office:value-type="float" office:value="0" calcext:value-type="float">
            <text:p>0</text:p>
          </table:table-cell>
          <table:table-cell table:formula="of:=[.AR25]-[.AQ25]" office:value-type="float" office:value="-0.001" calcext:value-type="float">
            <text:p>-0.001</text:p>
          </table:table-cell>
          <table:table-cell table:formula="of:=[.AS25]-[.AR25]" office:value-type="float" office:value="0.001" calcext:value-type="float">
            <text:p>0.001</text:p>
          </table:table-cell>
          <table:table-cell table:formula="of:=[.AT25]-[.AS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P-Conv-EST</text:p>
          </table:table-cell>
          <table:table-cell/>
          <table:table-cell table:formula="of:=[.C24]-[.B24]" office:value-type="float" office:value="-0.319" calcext:value-type="float">
            <text:p>-0.319</text:p>
          </table:table-cell>
          <table:table-cell table:formula="of:=[.D24]-[.C24]" office:value-type="float" office:value="-0.266" calcext:value-type="float">
            <text:p>-0.266</text:p>
          </table:table-cell>
          <table:table-cell table:formula="of:=[.E24]-[.D24]" office:value-type="float" office:value="-0.189" calcext:value-type="float">
            <text:p>-0.189</text:p>
          </table:table-cell>
          <table:table-cell table:formula="of:=[.F24]-[.E24]" office:value-type="float" office:value="-0.14" calcext:value-type="float">
            <text:p>-0.14</text:p>
          </table:table-cell>
          <table:table-cell table:formula="of:=[.G24]-[.F24]" office:value-type="float" office:value="-0.128" calcext:value-type="float">
            <text:p>-0.128</text:p>
          </table:table-cell>
          <table:table-cell table:formula="of:=[.H24]-[.G24]" office:value-type="float" office:value="-0.167" calcext:value-type="float">
            <text:p>-0.167</text:p>
          </table:table-cell>
          <table:table-cell table:formula="of:=[.I24]-[.H24]" office:value-type="float" office:value="-0.085" calcext:value-type="float">
            <text:p>-0.085</text:p>
          </table:table-cell>
          <table:table-cell table:formula="of:=[.J24]-[.I24]" office:value-type="float" office:value="-0.0660000000000001" calcext:value-type="float">
            <text:p>-0.066</text:p>
          </table:table-cell>
          <table:table-cell table:formula="of:=[.K24]-[.J24]" office:value-type="float" office:value="-0.05" calcext:value-type="float">
            <text:p>-0.05</text:p>
          </table:table-cell>
          <table:table-cell table:formula="of:=[.L24]-[.K24]" office:value-type="float" office:value="-0.044" calcext:value-type="float">
            <text:p>-0.044</text:p>
          </table:table-cell>
          <table:table-cell table:formula="of:=[.M24]-[.L24]" office:value-type="float" office:value="-0.052" calcext:value-type="float">
            <text:p>-0.052</text:p>
          </table:table-cell>
          <table:table-cell table:formula="of:=[.N24]-[.M24]" office:value-type="float" office:value="-0.0449999999999999" calcext:value-type="float">
            <text:p>-0.045</text:p>
          </table:table-cell>
          <table:table-cell table:formula="of:=[.O24]-[.N24]" office:value-type="float" office:value="-0.0329999999999999" calcext:value-type="float">
            <text:p>-0.033</text:p>
          </table:table-cell>
          <table:table-cell table:formula="of:=[.P24]-[.O24]" office:value-type="float" office:value="-0.0390000000000001" calcext:value-type="float">
            <text:p>-0.039</text:p>
          </table:table-cell>
          <table:table-cell table:formula="of:=[.Q24]-[.P24]" office:value-type="float" office:value="-0.0179999999999998" calcext:value-type="float">
            <text:p>-0.018</text:p>
          </table:table-cell>
          <table:table-cell table:formula="of:=[.R24]-[.Q24]" office:value-type="float" office:value="0.0680000000000001" calcext:value-type="float">
            <text:p>0.068</text:p>
          </table:table-cell>
          <table:table-cell table:formula="of:=[.S24]-[.R24]" office:value-type="float" office:value="-0.032" calcext:value-type="float">
            <text:p>-0.032</text:p>
          </table:table-cell>
          <table:table-cell table:formula="of:=[.T24]-[.S24]" office:value-type="float" office:value="-0.016" calcext:value-type="float">
            <text:p>-0.016</text:p>
          </table:table-cell>
          <table:table-cell table:formula="of:=[.U24]-[.T24]" office:value-type="float" office:value="-0.0150000000000001" calcext:value-type="float">
            <text:p>-0.015</text:p>
          </table:table-cell>
          <table:table-cell table:formula="of:=[.V24]-[.U24]" office:value-type="float" office:value="-0.0209999999999999" calcext:value-type="float">
            <text:p>-0.021</text:p>
          </table:table-cell>
          <table:table-cell table:formula="of:=[.W24]-[.V24]" office:value-type="float" office:value="-0.016" calcext:value-type="float">
            <text:p>-0.016</text:p>
          </table:table-cell>
          <table:table-cell table:formula="of:=[.X24]-[.W24]" office:value-type="float" office:value="-0.0110000000000001" calcext:value-type="float">
            <text:p>-0.011</text:p>
          </table:table-cell>
          <table:table-cell table:formula="of:=[.Y24]-[.X24]" office:value-type="float" office:value="-0.00800000000000001" calcext:value-type="float">
            <text:p>-0.008</text:p>
          </table:table-cell>
          <table:table-cell table:formula="of:=[.Z24]-[.Y24]" office:value-type="float" office:value="-0.00800000000000001" calcext:value-type="float">
            <text:p>-0.008</text:p>
          </table:table-cell>
          <table:table-cell table:formula="of:=[.AA24]-[.Z24]" office:value-type="float" office:value="-0.00700000000000012" calcext:value-type="float">
            <text:p>-0.007</text:p>
          </table:table-cell>
          <table:table-cell table:formula="of:=[.AB24]-[.AA24]" office:value-type="float" office:value="-0.00699999999999967" calcext:value-type="float">
            <text:p>-0.007</text:p>
          </table:table-cell>
          <table:table-cell table:formula="of:=[.AC24]-[.AB24]" office:value-type="float" office:value="0.0249999999999999" calcext:value-type="float">
            <text:p>0.025</text:p>
          </table:table-cell>
          <table:table-cell table:formula="of:=[.AD24]-[.AC24]" office:value-type="float" office:value="-0.00499999999999989" calcext:value-type="float">
            <text:p>-0.005</text:p>
          </table:table-cell>
          <table:table-cell table:formula="of:=[.AE24]-[.AD24]" office:value-type="float" office:value="-0.004" calcext:value-type="float">
            <text:p>-0.004</text:p>
          </table:table-cell>
          <table:table-cell table:formula="of:=[.AF24]-[.AE24]" office:value-type="float" office:value="-0.00300000000000011" calcext:value-type="float">
            <text:p>-0.003</text:p>
          </table:table-cell>
          <table:table-cell table:formula="of:=[.AG24]-[.AF24]" office:value-type="float" office:value="-0.00300000000000011" calcext:value-type="float">
            <text:p>-0.003</text:p>
          </table:table-cell>
          <table:table-cell table:formula="of:=[.AH24]-[.AG24]" office:value-type="float" office:value="0.00499999999999989" calcext:value-type="float">
            <text:p>0.005</text:p>
          </table:table-cell>
          <table:table-cell table:formula="of:=[.AI24]-[.AH24]" office:value-type="float" office:value="-0.00199999999999978" calcext:value-type="float">
            <text:p>-0.002</text:p>
          </table:table-cell>
          <table:table-cell table:formula="of:=[.AJ24]-[.AI24]" office:value-type="float" office:value="0.00499999999999989" calcext:value-type="float">
            <text:p>0.005</text:p>
          </table:table-cell>
          <table:table-cell table:formula="of:=[.AK24]-[.AJ24]" office:value-type="float" office:value="-0.00099999999999989" calcext:value-type="float">
            <text:p>-0.001</text:p>
          </table:table-cell>
          <table:table-cell table:formula="of:=[.AL24]-[.AK24]" office:value-type="float" office:value="-0.00099999999999989" calcext:value-type="float">
            <text:p>-0.001</text:p>
          </table:table-cell>
          <table:table-cell table:formula="of:=[.AM24]-[.AL24]" office:value-type="float" office:value="0.00299999999999967" calcext:value-type="float">
            <text:p>0.003</text:p>
          </table:table-cell>
          <table:table-cell table:formula="of:=[.AN24]-[.AM24]" office:value-type="float" office:value="0.00200000000000022" calcext:value-type="float">
            <text:p>0.002</text:p>
          </table:table-cell>
          <table:table-cell table:formula="of:=[.AO24]-[.AN24]" office:value-type="float" office:value="0" calcext:value-type="float">
            <text:p>0</text:p>
          </table:table-cell>
          <table:table-cell table:formula="of:=[.AP24]-[.AO24]" office:value-type="float" office:value="0" calcext:value-type="float">
            <text:p>0</text:p>
          </table:table-cell>
          <table:table-cell table:formula="of:=[.AQ24]-[.AP24]" office:value-type="float" office:value="-0.00099999999999989" calcext:value-type="float">
            <text:p>-0.001</text:p>
          </table:table-cell>
          <table:table-cell table:formula="of:=[.AR24]-[.AQ24]" office:value-type="float" office:value="0" calcext:value-type="float">
            <text:p>0</text:p>
          </table:table-cell>
          <table:table-cell table:formula="of:=[.AS24]-[.AR24]" office:value-type="float" office:value="0.00099999999999989" calcext:value-type="float">
            <text:p>0.001</text:p>
          </table:table-cell>
          <table:table-cell table:formula="of:=[.AT24]-[.AS24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style-name="ce1" office:value-type="string" calcext:value-type="string">
            <text:p>MPWI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sp.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WI – Est.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816" calcext:value-type="float">
            <text:p>-0.816</text:p>
          </table:table-cell>
          <table:table-cell office:value-type="float" office:value="-1.082" calcext:value-type="float">
            <text:p>-1.082</text:p>
          </table:table-cell>
          <table:table-cell office:value-type="float" office:value="-1.271" calcext:value-type="float">
            <text:p>-1.271</text:p>
          </table:table-cell>
          <table:table-cell office:value-type="float" office:value="-1.411" calcext:value-type="float">
            <text:p>-1.411</text:p>
          </table:table-cell>
          <table:table-cell office:value-type="float" office:value="-1.496" calcext:value-type="float">
            <text:p>-1.496</text:p>
          </table:table-cell>
          <table:table-cell office:value-type="float" office:value="-1.612" calcext:value-type="float">
            <text:p>-1.612</text:p>
          </table:table-cell>
          <table:table-cell office:value-type="float" office:value="-1.698" calcext:value-type="float">
            <text:p>-1.698</text:p>
          </table:table-cell>
          <table:table-cell office:value-type="float" office:value="-1.846" calcext:value-type="float">
            <text:p>-1.846</text:p>
          </table:table-cell>
          <table:table-cell office:value-type="float" office:value="-1.907" calcext:value-type="float">
            <text:p>-1.907</text:p>
          </table:table-cell>
          <table:table-cell office:value-type="float" office:value="-1.951" calcext:value-type="float">
            <text:p>-1.951</text:p>
          </table:table-cell>
          <table:table-cell office:value-type="float" office:value="-2.003" calcext:value-type="float">
            <text:p>-2.003</text:p>
          </table:table-cell>
          <table:table-cell office:value-type="float" office:value="-2.048" calcext:value-type="float">
            <text:p>-2.048</text:p>
          </table:table-cell>
          <table:table-cell office:value-type="float" office:value="-2.081" calcext:value-type="float">
            <text:p>-2.081</text:p>
          </table:table-cell>
          <table:table-cell office:value-type="float" office:value="-2.12" calcext:value-type="float">
            <text:p>-2.12</text:p>
          </table:table-cell>
          <table:table-cell office:value-type="float" office:value="-2.138" calcext:value-type="float">
            <text:p>-2.138</text:p>
          </table:table-cell>
          <table:table-cell office:value-type="float" office:value="-2.07" calcext:value-type="float">
            <text:p>-2.07</text:p>
          </table:table-cell>
          <table:table-cell office:value-type="float" office:value="-2.086" calcext:value-type="float">
            <text:p>-2.086</text:p>
          </table:table-cell>
          <table:table-cell office:value-type="float" office:value="-2.118" calcext:value-type="float">
            <text:p>-2.118</text:p>
          </table:table-cell>
          <table:table-cell office:value-type="float" office:value="-2.133" calcext:value-type="float">
            <text:p>-2.133</text:p>
          </table:table-cell>
          <table:table-cell office:value-type="float" office:value="-2.154" calcext:value-type="float">
            <text:p>-2.154</text:p>
          </table:table-cell>
          <table:table-cell office:value-type="float" office:value="-2.17" calcext:value-type="float">
            <text:p>-2.17</text:p>
          </table:table-cell>
          <table:table-cell office:value-type="float" office:value="-2.181" calcext:value-type="float">
            <text:p>-2.181</text:p>
          </table:table-cell>
          <table:table-cell office:value-type="float" office:value="-2.189" calcext:value-type="float">
            <text:p>-2.189</text:p>
          </table:table-cell>
          <table:table-cell office:value-type="float" office:value="-2.196" calcext:value-type="float">
            <text:p>-2.196</text:p>
          </table:table-cell>
          <table:table-cell office:value-type="float" office:value="-2.204" calcext:value-type="float">
            <text:p>-2.204</text:p>
          </table:table-cell>
          <table:table-cell office:value-type="float" office:value="-2.178" calcext:value-type="float">
            <text:p>-2.178</text:p>
          </table:table-cell>
          <table:table-cell office:value-type="float" office:value="-2.186" calcext:value-type="float">
            <text:p>-2.186</text:p>
          </table:table-cell>
          <table:table-cell office:value-type="float" office:value="-2.191" calcext:value-type="float">
            <text:p>-2.191</text:p>
          </table:table-cell>
          <table:table-cell office:value-type="float" office:value="-2.195" calcext:value-type="float">
            <text:p>-2.195</text:p>
          </table:table-cell>
          <table:table-cell office:value-type="float" office:value="-2.198" calcext:value-type="float">
            <text:p>-2.198</text:p>
          </table:table-cell>
          <table:table-cell office:value-type="float" office:value="-2.201" calcext:value-type="float">
            <text:p>-2.201</text:p>
          </table:table-cell>
          <table:table-cell office:value-type="float" office:value="-2.196" calcext:value-type="float">
            <text:p>-2.196</text:p>
          </table:table-cell>
          <table:table-cell office:value-type="float" office:value="-2.197" calcext:value-type="float">
            <text:p>-2.197</text:p>
          </table:table-cell>
          <table:table-cell office:value-type="float" office:value="-2.193" calcext:value-type="float">
            <text:p>-2.193</text:p>
          </table:table-cell>
          <table:table-cell office:value-type="float" office:value="-2.194" calcext:value-type="float">
            <text:p>-2.194</text:p>
          </table:table-cell>
          <table:table-cell office:value-type="float" office:value="-2.195" calcext:value-type="float">
            <text:p>-2.195</text:p>
          </table:table-cell>
          <table:table-cell office:value-type="float" office:value="-2.192" calcext:value-type="float">
            <text:p>-2.192</text:p>
          </table:table-cell>
          <table:table-cell table:number-columns-repeated="3" office:value-type="float" office:value="-2.19" calcext:value-type="float">
            <text:p>-2.19</text:p>
          </table:table-cell>
          <table:table-cell table:number-columns-repeated="2" office:value-type="float" office:value="-2.191" calcext:value-type="float">
            <text:p>-2.191</text:p>
          </table:table-cell>
          <table:table-cell table:number-columns-repeated="2" office:value-type="float" office:value="-2.19" calcext:value-type="float">
            <text:p>-2.1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824" calcext:value-type="float">
            <text:p>0.82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1" calcext:value-type="float">
            <text:p>0.721</text:p>
          </table:table-cell>
          <table:table-cell office:value-type="float" office:value="0.697" calcext:value-type="float">
            <text:p>0.697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7" calcext:value-type="float">
            <text:p>0.667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" calcext:value-type="float">
            <text:p>0.6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2" calcext:value-type="float">
            <text:p>0.622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616" calcext:value-type="float">
            <text:p>0.61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" calcext:value-type="float">
            <text:p>0.61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1" calcext:value-type="float">
            <text:p>0.601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2" calcext:value-type="float">
            <text:p>0.602</text:p>
          </table:table-cell>
          <table:table-cell table:number-columns-repeated="2" office:value-type="float" office:value="0.601" calcext:value-type="float">
            <text:p>0.601</text:p>
          </table:table-cell>
          <table:table-cell table:number-columns-repeated="2" office:value-type="float" office:value="0.602" calcext:value-type="float">
            <text:p>0.602</text:p>
          </table:table-cell>
          <table:table-cell office:value-type="float" office:value="0.604" calcext:value-type="float">
            <text:p>0.604</text:p>
          </table:table-cell>
          <table:table-cell table:number-columns-repeated="2" office:value-type="float" office:value="0.603" calcext:value-type="float">
            <text:p>0.603</text:p>
          </table:table-cell>
          <table:table-cell office:value-type="float" office:value="0.604" calcext:value-type="float">
            <text:p>0.604</text:p>
          </table:table-cell>
          <table:table-cell table:number-columns-repeated="4" office:value-type="float" office:value="0.605" calcext:value-type="float">
            <text:p>0.605</text:p>
          </table:table-cell>
          <table:table-cell office:value-type="float" office:value="0.604" calcext:value-type="float">
            <text:p>0.604</text:p>
          </table:table-cell>
          <table:table-cell table:number-columns-repeated="2"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MPWI-Conv-SE</text:p>
          </table:table-cell>
          <table:table-cell/>
          <table:table-cell table:formula="of:=[.C35]-[.B35]" office:value-type="float" office:value="-0.046" calcext:value-type="float">
            <text:p>-0.046</text:p>
          </table:table-cell>
          <table:table-cell table:formula="of:=[.D35]-[.C35]" office:value-type="float" office:value="-0.032" calcext:value-type="float">
            <text:p>-0.032</text:p>
          </table:table-cell>
          <table:table-cell table:formula="of:=[.E35]-[.D35]" office:value-type="float" office:value="-0.025" calcext:value-type="float">
            <text:p>-0.025</text:p>
          </table:table-cell>
          <table:table-cell table:formula="of:=[.F35]-[.E35]" office:value-type="float" office:value="-0.0239999999999999" calcext:value-type="float">
            <text:p>-0.024</text:p>
          </table:table-cell>
          <table:table-cell table:formula="of:=[.G35]-[.F35]" office:value-type="float" office:value="-0.018" calcext:value-type="float">
            <text:p>-0.018</text:p>
          </table:table-cell>
          <table:table-cell table:formula="of:=[.H35]-[.G35]" office:value-type="float" office:value="-0.012" calcext:value-type="float">
            <text:p>-0.012</text:p>
          </table:table-cell>
          <table:table-cell table:formula="of:=[.I35]-[.H35]" office:value-type="float" office:value="-0.00900000000000001" calcext:value-type="float">
            <text:p>-0.009</text:p>
          </table:table-cell>
          <table:table-cell table:formula="of:=[.J35]-[.I35]" office:value-type="float" office:value="-0.002" calcext:value-type="float">
            <text:p>-0.002</text:p>
          </table:table-cell>
          <table:table-cell table:formula="of:=[.K35]-[.J35]" office:value-type="float" office:value="-0.00800000000000001" calcext:value-type="float">
            <text:p>-0.008</text:p>
          </table:table-cell>
          <table:table-cell table:formula="of:=[.L35]-[.K35]" office:value-type="float" office:value="-0.00800000000000001" calcext:value-type="float">
            <text:p>-0.008</text:p>
          </table:table-cell>
          <table:table-cell table:formula="of:=[.M35]-[.L35]" office:value-type="float" office:value="-0.005" calcext:value-type="float">
            <text:p>-0.005</text:p>
          </table:table-cell>
          <table:table-cell table:formula="of:=[.N35]-[.M35]" office:value-type="float" office:value="-0.00600000000000001" calcext:value-type="float">
            <text:p>-0.006</text:p>
          </table:table-cell>
          <table:table-cell table:formula="of:=[.O35]-[.N35]" office:value-type="float" office:value="-0.004" calcext:value-type="float">
            <text:p>-0.004</text:p>
          </table:table-cell>
          <table:table-cell table:formula="of:=[.P35]-[.O35]" office:value-type="float" office:value="-0.001" calcext:value-type="float">
            <text:p>-0.001</text:p>
          </table:table-cell>
          <table:table-cell table:formula="of:=[.Q35]-[.P35]" office:value-type="float" office:value="-0.002" calcext:value-type="float">
            <text:p>-0.002</text:p>
          </table:table-cell>
          <table:table-cell table:formula="of:=[.R35]-[.Q35]" office:value-type="float" office:value="-0.003" calcext:value-type="float">
            <text:p>-0.003</text:p>
          </table:table-cell>
          <table:table-cell table:formula="of:=[.S35]-[.R35]" office:value-type="float" office:value="-0.003" calcext:value-type="float">
            <text:p>-0.003</text:p>
          </table:table-cell>
          <table:table-cell table:formula="of:=[.T35]-[.S35]" office:value-type="float" office:value="0" calcext:value-type="float">
            <text:p>0</text:p>
          </table:table-cell>
          <table:table-cell table:formula="of:=[.U35]-[.T35]" office:value-type="float" office:value="-0.003" calcext:value-type="float">
            <text:p>-0.003</text:p>
          </table:table-cell>
          <table:table-cell table:formula="of:=[.V35]-[.U35]" office:value-type="float" office:value="-0.003" calcext:value-type="float">
            <text:p>-0.003</text:p>
          </table:table-cell>
          <table:table-cell table:formula="of:=[.W35]-[.V35]" office:value-type="float" office:value="-0.002" calcext:value-type="float">
            <text:p>-0.002</text:p>
          </table:table-cell>
          <table:table-cell table:formula="of:=[.X35]-[.W35]" office:value-type="float" office:value="-0.003" calcext:value-type="float">
            <text:p>-0.003</text:p>
          </table:table-cell>
          <table:table-cell table:formula="of:=[.Y35]-[.X35]" office:value-type="float" office:value="-0.002" calcext:value-type="float">
            <text:p>-0.002</text:p>
          </table:table-cell>
          <table:table-cell table:formula="of:=[.Z35]-[.Y35]" office:value-type="float" office:value="-0.002" calcext:value-type="float">
            <text:p>-0.002</text:p>
          </table:table-cell>
          <table:table-cell table:formula="of:=[.AA35]-[.Z35]" office:value-type="float" office:value="-0.002" calcext:value-type="float">
            <text:p>-0.002</text:p>
          </table:table-cell>
          <table:table-cell table:formula="of:=[.AB35]-[.AA35]" office:value-type="float" office:value="0.00700000000000001" calcext:value-type="float">
            <text:p>0.007</text:p>
          </table:table-cell>
          <table:table-cell table:formula="of:=[.AC35]-[.AB35]" office:value-type="float" office:value="-0.001" calcext:value-type="float">
            <text:p>-0.001</text:p>
          </table:table-cell>
          <table:table-cell table:formula="of:=[.AD35]-[.AC35]" office:value-type="float" office:value="-0.002" calcext:value-type="float">
            <text:p>-0.002</text:p>
          </table:table-cell>
          <table:table-cell table:formula="of:=[.AE35]-[.AD35]" office:value-type="float" office:value="-0.001" calcext:value-type="float">
            <text:p>-0.001</text:p>
          </table:table-cell>
          <table:table-cell table:formula="of:=[.AF35]-[.AE35]" office:value-type="float" office:value="-0.001" calcext:value-type="float">
            <text:p>-0.001</text:p>
          </table:table-cell>
          <table:table-cell table:formula="of:=[.AG35]-[.AF35]" office:value-type="float" office:value="0" calcext:value-type="float">
            <text:p>0</text:p>
          </table:table-cell>
          <table:table-cell table:formula="of:=[.AH35]-[.AG35]" office:value-type="float" office:value="0.001" calcext:value-type="float">
            <text:p>0.001</text:p>
          </table:table-cell>
          <table:table-cell table:formula="of:=[.AI35]-[.AH35]" office:value-type="float" office:value="0" calcext:value-type="float">
            <text:p>0</text:p>
          </table:table-cell>
          <table:table-cell table:formula="of:=[.AJ35]-[.AI35]" office:value-type="float" office:value="0.002" calcext:value-type="float">
            <text:p>0.002</text:p>
          </table:table-cell>
          <table:table-cell table:formula="of:=[.AK35]-[.AJ35]" office:value-type="float" office:value="-0.001" calcext:value-type="float">
            <text:p>-0.001</text:p>
          </table:table-cell>
          <table:table-cell table:formula="of:=[.AL35]-[.AK35]" office:value-type="float" office:value="0" calcext:value-type="float">
            <text:p>0</text:p>
          </table:table-cell>
          <table:table-cell table:formula="of:=[.AM35]-[.AL35]" office:value-type="float" office:value="0.001" calcext:value-type="float">
            <text:p>0.001</text:p>
          </table:table-cell>
          <table:table-cell table:formula="of:=[.AN35]-[.AM35]" office:value-type="float" office:value="0.001" calcext:value-type="float">
            <text:p>0.001</text:p>
          </table:table-cell>
          <table:table-cell table:formula="of:=[.AO35]-[.AN35]" office:value-type="float" office:value="0" calcext:value-type="float">
            <text:p>0</text:p>
          </table:table-cell>
          <table:table-cell table:formula="of:=[.AP35]-[.AO35]" office:value-type="float" office:value="0" calcext:value-type="float">
            <text:p>0</text:p>
          </table:table-cell>
          <table:table-cell table:formula="of:=[.AQ35]-[.AP35]" office:value-type="float" office:value="0" calcext:value-type="float">
            <text:p>0</text:p>
          </table:table-cell>
          <table:table-cell table:formula="of:=[.AR35]-[.AQ35]" office:value-type="float" office:value="-0.001" calcext:value-type="float">
            <text:p>-0.001</text:p>
          </table:table-cell>
          <table:table-cell table:formula="of:=[.AS35]-[.AR35]" office:value-type="float" office:value="0.001" calcext:value-type="float">
            <text:p>0.001</text:p>
          </table:table-cell>
          <table:table-cell table:formula="of:=[.AT35]-[.AS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WI-Conv-EST</text:p>
          </table:table-cell>
          <table:table-cell/>
          <table:table-cell table:formula="of:=[.C34]-[.B34]" office:value-type="float" office:value="-0.319" calcext:value-type="float">
            <text:p>-0.319</text:p>
          </table:table-cell>
          <table:table-cell table:formula="of:=[.D34]-[.C34]" office:value-type="float" office:value="-0.266" calcext:value-type="float">
            <text:p>-0.266</text:p>
          </table:table-cell>
          <table:table-cell table:formula="of:=[.E34]-[.D34]" office:value-type="float" office:value="-0.189" calcext:value-type="float">
            <text:p>-0.189</text:p>
          </table:table-cell>
          <table:table-cell table:formula="of:=[.F34]-[.E34]" office:value-type="float" office:value="-0.14" calcext:value-type="float">
            <text:p>-0.14</text:p>
          </table:table-cell>
          <table:table-cell table:formula="of:=[.G34]-[.F34]" office:value-type="float" office:value="-0.085" calcext:value-type="float">
            <text:p>-0.085</text:p>
          </table:table-cell>
          <table:table-cell table:formula="of:=[.H34]-[.G34]" office:value-type="float" office:value="-0.116" calcext:value-type="float">
            <text:p>-0.116</text:p>
          </table:table-cell>
          <table:table-cell table:formula="of:=[.I34]-[.H34]" office:value-type="float" office:value="-0.0859999999999999" calcext:value-type="float">
            <text:p>-0.086</text:p>
          </table:table-cell>
          <table:table-cell table:formula="of:=[.J34]-[.I34]" office:value-type="float" office:value="-0.148" calcext:value-type="float">
            <text:p>-0.148</text:p>
          </table:table-cell>
          <table:table-cell table:formula="of:=[.K34]-[.J34]" office:value-type="float" office:value="-0.0609999999999999" calcext:value-type="float">
            <text:p>-0.061</text:p>
          </table:table-cell>
          <table:table-cell table:formula="of:=[.L34]-[.K34]" office:value-type="float" office:value="-0.044" calcext:value-type="float">
            <text:p>-0.044</text:p>
          </table:table-cell>
          <table:table-cell table:formula="of:=[.M34]-[.L34]" office:value-type="float" office:value="-0.052" calcext:value-type="float">
            <text:p>-0.052</text:p>
          </table:table-cell>
          <table:table-cell table:formula="of:=[.N34]-[.M34]" office:value-type="float" office:value="-0.0449999999999999" calcext:value-type="float">
            <text:p>-0.045</text:p>
          </table:table-cell>
          <table:table-cell table:formula="of:=[.O34]-[.N34]" office:value-type="float" office:value="-0.0329999999999999" calcext:value-type="float">
            <text:p>-0.033</text:p>
          </table:table-cell>
          <table:table-cell table:formula="of:=[.P34]-[.O34]" office:value-type="float" office:value="-0.0390000000000001" calcext:value-type="float">
            <text:p>-0.039</text:p>
          </table:table-cell>
          <table:table-cell table:formula="of:=[.Q34]-[.P34]" office:value-type="float" office:value="-0.0179999999999998" calcext:value-type="float">
            <text:p>-0.018</text:p>
          </table:table-cell>
          <table:table-cell table:formula="of:=[.R34]-[.Q34]" office:value-type="float" office:value="0.0680000000000001" calcext:value-type="float">
            <text:p>0.068</text:p>
          </table:table-cell>
          <table:table-cell table:formula="of:=[.S34]-[.R34]" office:value-type="float" office:value="-0.016" calcext:value-type="float">
            <text:p>-0.016</text:p>
          </table:table-cell>
          <table:table-cell table:formula="of:=[.T34]-[.S34]" office:value-type="float" office:value="-0.032" calcext:value-type="float">
            <text:p>-0.032</text:p>
          </table:table-cell>
          <table:table-cell table:formula="of:=[.U34]-[.T34]" office:value-type="float" office:value="-0.0150000000000001" calcext:value-type="float">
            <text:p>-0.015</text:p>
          </table:table-cell>
          <table:table-cell table:formula="of:=[.V34]-[.U34]" office:value-type="float" office:value="-0.0209999999999999" calcext:value-type="float">
            <text:p>-0.021</text:p>
          </table:table-cell>
          <table:table-cell table:formula="of:=[.W34]-[.V34]" office:value-type="float" office:value="-0.016" calcext:value-type="float">
            <text:p>-0.016</text:p>
          </table:table-cell>
          <table:table-cell table:formula="of:=[.X34]-[.W34]" office:value-type="float" office:value="-0.0110000000000001" calcext:value-type="float">
            <text:p>-0.011</text:p>
          </table:table-cell>
          <table:table-cell table:formula="of:=[.Y34]-[.X34]" office:value-type="float" office:value="-0.00800000000000001" calcext:value-type="float">
            <text:p>-0.008</text:p>
          </table:table-cell>
          <table:table-cell table:formula="of:=[.Z34]-[.Y34]" office:value-type="float" office:value="-0.00700000000000012" calcext:value-type="float">
            <text:p>-0.007</text:p>
          </table:table-cell>
          <table:table-cell table:formula="of:=[.AA34]-[.Z34]" office:value-type="float" office:value="-0.00800000000000001" calcext:value-type="float">
            <text:p>-0.008</text:p>
          </table:table-cell>
          <table:table-cell table:formula="of:=[.AB34]-[.AA34]" office:value-type="float" office:value="0.0260000000000002" calcext:value-type="float">
            <text:p>0.026</text:p>
          </table:table-cell>
          <table:table-cell table:formula="of:=[.AC34]-[.AB34]" office:value-type="float" office:value="-0.00800000000000001" calcext:value-type="float">
            <text:p>-0.008</text:p>
          </table:table-cell>
          <table:table-cell table:formula="of:=[.AD34]-[.AC34]" office:value-type="float" office:value="-0.00499999999999989" calcext:value-type="float">
            <text:p>-0.005</text:p>
          </table:table-cell>
          <table:table-cell table:formula="of:=[.AE34]-[.AD34]" office:value-type="float" office:value="-0.004" calcext:value-type="float">
            <text:p>-0.004</text:p>
          </table:table-cell>
          <table:table-cell table:formula="of:=[.AF34]-[.AE34]" office:value-type="float" office:value="-0.00300000000000011" calcext:value-type="float">
            <text:p>-0.003</text:p>
          </table:table-cell>
          <table:table-cell table:formula="of:=[.AG34]-[.AF34]" office:value-type="float" office:value="-0.00300000000000011" calcext:value-type="float">
            <text:p>-0.003</text:p>
          </table:table-cell>
          <table:table-cell table:formula="of:=[.AH34]-[.AG34]" office:value-type="float" office:value="0.00499999999999989" calcext:value-type="float">
            <text:p>0.005</text:p>
          </table:table-cell>
          <table:table-cell table:formula="of:=[.AI34]-[.AH34]" office:value-type="float" office:value="-0.00099999999999989" calcext:value-type="float">
            <text:p>-0.001</text:p>
          </table:table-cell>
          <table:table-cell table:formula="of:=[.AJ34]-[.AI34]" office:value-type="float" office:value="0.004" calcext:value-type="float">
            <text:p>0.004</text:p>
          </table:table-cell>
          <table:table-cell table:formula="of:=[.AK34]-[.AJ34]" office:value-type="float" office:value="-0.00099999999999989" calcext:value-type="float">
            <text:p>-0.001</text:p>
          </table:table-cell>
          <table:table-cell table:formula="of:=[.AL34]-[.AK34]" office:value-type="float" office:value="-0.00099999999999989" calcext:value-type="float">
            <text:p>-0.001</text:p>
          </table:table-cell>
          <table:table-cell table:formula="of:=[.AM34]-[.AL34]" office:value-type="float" office:value="0.00299999999999967" calcext:value-type="float">
            <text:p>0.003</text:p>
          </table:table-cell>
          <table:table-cell table:formula="of:=[.AN34]-[.AM34]" office:value-type="float" office:value="0.00200000000000022" calcext:value-type="float">
            <text:p>0.002</text:p>
          </table:table-cell>
          <table:table-cell table:formula="of:=[.AO34]-[.AN34]" office:value-type="float" office:value="0" calcext:value-type="float">
            <text:p>0</text:p>
          </table:table-cell>
          <table:table-cell table:formula="of:=[.AP34]-[.AO34]" office:value-type="float" office:value="0" calcext:value-type="float">
            <text:p>0</text:p>
          </table:table-cell>
          <table:table-cell table:formula="of:=[.AQ34]-[.AP34]" office:value-type="float" office:value="-0.00099999999999989" calcext:value-type="float">
            <text:p>-0.001</text:p>
          </table:table-cell>
          <table:table-cell table:formula="of:=[.AR34]-[.AQ34]" office:value-type="float" office:value="0" calcext:value-type="float">
            <text:p>0</text:p>
          </table:table-cell>
          <table:table-cell table:formula="of:=[.AS34]-[.AR34]" office:value-type="float" office:value="0.00099999999999989" calcext:value-type="float">
            <text:p>0.001</text:p>
          </table:table-cell>
          <table:table-cell table:formula="of:=[.AT34]-[.AS3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4:36:33.035312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0:44:57.116674425</meta:creation-date>
    <dc:date>2017-10-25T20:27:56.027514736</dc:date>
    <meta:editing-duration>PT4H54M53S</meta:editing-duration>
    <meta:editing-cycles>14</meta:editing-cycles>
    <meta:generator>LibreOffice/5.1.6.2$Linux_X86_64 LibreOffice_project/10m0$Build-2</meta:generator>
    <meta:document-statistic meta:table-count="1" meta:cell-count="12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45cm" svg:height="7.332cm" xlink:href=".." xlink:type="simple" chart:class="chart:line" chart:style-name="ch1">
        <chart:legend chart:legend-position="end" svg:x="19.776cm" svg:y="2.62cm" style:legend-expansion="high" chart:style-name="ch2"/>
        <chart:plot-area chart:style-name="ch3" table:cell-range-address="Sheet1.A9:Sheet1.AT9 Sheet1.A18:Sheet1.AT18 Sheet1.A27:Sheet1.AT27 Sheet1.A37:Sheet1.AT37" chart:data-source-has-labels="column" svg:x="0.476cm" svg:y="0.146cm" svg:width="18.824cm" svg:height="7.04cm">
          <chartooo:coordinate-region svg:x="1.494cm" svg:y="0.345cm" svg:width="17.619cm" svg:height="6.6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:Sheet1.AT9" chart:label-cell-address="Sheet1.A9:Sheet1.B9" chart:class="chart:line">
            <chart:data-point chart:repeated="44"/>
          </chart:series>
          <chart:series chart:style-name="ch7" chart:values-cell-range-address="Sheet1.C18:Sheet1.AT18" chart:label-cell-address="Sheet1.A18:Sheet1.B18" chart:class="chart:line">
            <chart:data-point chart:repeated="44"/>
          </chart:series>
          <chart:series chart:style-name="ch8" chart:values-cell-range-address="Sheet1.C27:Sheet1.AT27" chart:label-cell-address="Sheet1.A27:Sheet1.B27" chart:class="chart:line">
            <chart:data-point chart:repeated="44"/>
          </chart:series>
          <chart:series chart:style-name="ch9" chart:values-cell-range-address="Sheet1.C37:Sheet1.AT37" chart:label-cell-address="Sheet1.A37:Sheet1.B37" chart:class="chart:line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</table:table-row>
          </table:table-header-rows>
          <table:table-rows>
            <table:table-row>
              <table:table-cell office:value-type="string">
                <text:p>F-Conv-EST</text:p>
                <text:list>
                  <text:list-item>
                    <text:p>F-Conv-EST</text:p>
                  </text:list-item>
                  <text:list-item>
                    <text:p/>
                  </text:list-item>
                </text:list>
                <draw:g>
                  <svg:desc>Sheet1.A9:Sheet1.B9</svg:desc>
                </draw:g>
              </table:table-cell>
              <table:table-cell office:value-type="float" office:value="-0.319">
                <text:p>-0.319</text:p>
                <draw:g>
                  <svg:desc>Sheet1.C9:Sheet1.AT9</svg:desc>
                </draw:g>
              </table:table-cell>
              <table:table-cell office:value-type="float" office:value="-0.266">
                <text:p>-0.266</text:p>
              </table:table-cell>
              <table:table-cell office:value-type="float" office:value="-0.189">
                <text:p>-0.189</text:p>
              </table:table-cell>
              <table:table-cell office:value-type="float" office:value="-0.14">
                <text:p>-0.14</text:p>
              </table:table-cell>
              <table:table-cell office:value-type="float" office:value="-0.128">
                <text:p>-0.128</text:p>
              </table:table-cell>
              <table:table-cell office:value-type="float" office:value="-0.167">
                <text:p>-0.167</text:p>
              </table:table-cell>
              <table:table-cell office:value-type="float" office:value="-0.085">
                <text:p>-0.085</text:p>
              </table:table-cell>
              <table:table-cell office:value-type="float" office:value="-0.0660000000000001">
                <text:p>-0.0660000000000001</text:p>
              </table:table-cell>
              <table:table-cell office:value-type="float" office:value="-0.05">
                <text:p>-0.05</text:p>
              </table:table-cell>
              <table:table-cell office:value-type="float" office:value="-0.044">
                <text:p>-0.044</text:p>
              </table:table-cell>
              <table:table-cell office:value-type="float" office:value="-0.052">
                <text:p>-0.052</text:p>
              </table:table-cell>
              <table:table-cell office:value-type="float" office:value="-0.0449999999999999">
                <text:p>-0.0449999999999999</text:p>
              </table:table-cell>
              <table:table-cell office:value-type="float" office:value="-0.0390000000000001">
                <text:p>-0.0390000000000001</text:p>
              </table:table-cell>
              <table:table-cell office:value-type="float" office:value="-0.0329999999999999">
                <text:p>-0.0329999999999999</text:p>
              </table:table-cell>
              <table:table-cell office:value-type="float" office:value="-0.0179999999999998">
                <text:p>-0.0179999999999998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-0.032">
                <text:p>-0.032</text:p>
              </table:table-cell>
              <table:table-cell office:value-type="float" office:value="-0.016">
                <text:p>-0.016</text:p>
              </table:table-cell>
              <table:table-cell office:value-type="float" office:value="-0.0150000000000001">
                <text:p>-0.0150000000000001</text:p>
              </table:table-cell>
              <table:table-cell office:value-type="float" office:value="-0.0169999999999999">
                <text:p>-0.0169999999999999</text:p>
              </table:table-cell>
              <table:table-cell office:value-type="float" office:value="-0.02">
                <text:p>-0.02</text:p>
              </table:table-cell>
              <table:table-cell office:value-type="float" office:value="-0.0110000000000001">
                <text:p>-0.011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0.0260000000000002">
                <text:p>0.0260000000000002</text:p>
              </table:table-cell>
              <table:table-cell office:value-type="float" office:value="-0.00700000000000012">
                <text:p>-0.00700000000000012</text:p>
              </table:table-cell>
              <table:table-cell office:value-type="float" office:value="-0.00499999999999989">
                <text:p>-0.00499999999999989</text:p>
              </table:table-cell>
              <table:table-cell office:value-type="float" office:value="-0.004">
                <text:p>-0.004</text:p>
              </table:table-cell>
              <table:table-cell office:value-type="float" office:value="-0.00300000000000011">
                <text:p>-0.00300000000000011</text:p>
              </table:table-cell>
              <table:table-cell office:value-type="float" office:value="-0.00300000000000011">
                <text:p>-0.00300000000000011</text:p>
              </table:table-cell>
              <table:table-cell office:value-type="float" office:value="-0.00199999999999978">
                <text:p>-0.00199999999999978</text:p>
              </table:table-cell>
              <table:table-cell office:value-type="float" office:value="0.00499999999999989">
                <text:p>0.00499999999999989</text:p>
              </table:table-cell>
              <table:table-cell office:value-type="float" office:value="0.00499999999999989">
                <text:p>0.00499999999999989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.00300000000000011">
                <text:p>0.00300000000000011</text:p>
              </table:table-cell>
              <table:table-cell office:value-type="float" office:value="0.00199999999999978">
                <text:p>0.00199999999999978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.00099999999999989">
                <text:p>0.00099999999999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L-Conv-EST</text:p>
                <text:list>
                  <text:list-item>
                    <text:p>KL-Conv-EST</text:p>
                  </text:list-item>
                  <text:list-item>
                    <text:p/>
                  </text:list-item>
                </text:list>
                <draw:g>
                  <svg:desc>Sheet1.A18:Sheet1.B18</svg:desc>
                </draw:g>
              </table:table-cell>
              <table:table-cell office:value-type="float" office:value="-0.341">
                <text:p>-0.341</text:p>
                <draw:g>
                  <svg:desc>Sheet1.C18:Sheet1.AT18</svg:desc>
                </draw:g>
              </table:table-cell>
              <table:table-cell office:value-type="float" office:value="-0.236">
                <text:p>-0.236</text:p>
              </table:table-cell>
              <table:table-cell office:value-type="float" office:value="-0.197">
                <text:p>-0.197</text:p>
              </table:table-cell>
              <table:table-cell office:value-type="float" office:value="-0.201">
                <text:p>-0.201</text:p>
              </table:table-cell>
              <table:table-cell office:value-type="float" office:value="-0.108">
                <text:p>-0.108</text:p>
              </table:table-cell>
              <table:table-cell office:value-type="float" office:value="-0.0840000000000001">
                <text:p>-0.0840000000000001</text:p>
              </table:table-cell>
              <table:table-cell office:value-type="float" office:value="-0.109">
                <text:p>-0.109</text:p>
              </table:table-cell>
              <table:table-cell office:value-type="float" office:value="-0.0839999999999998">
                <text:p>-0.0839999999999998</text:p>
              </table:table-cell>
              <table:table-cell office:value-type="float" office:value="-0.0580000000000001">
                <text:p>-0.0580000000000001</text:p>
              </table:table-cell>
              <table:table-cell office:value-type="float" office:value="-0.044">
                <text:p>-0.044</text:p>
              </table:table-cell>
              <table:table-cell office:value-type="float" office:value="-0.0429999999999997">
                <text:p>-0.0429999999999997</text:p>
              </table:table-cell>
              <table:table-cell office:value-type="float" office:value="-0.0460000000000003">
                <text:p>-0.0460000000000003</text:p>
              </table:table-cell>
              <table:table-cell office:value-type="float" office:value="-0.0350000000000001">
                <text:p>-0.0350000000000001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-0.04">
                <text:p>-0.04</text:p>
              </table:table-cell>
              <table:table-cell office:value-type="float" office:value="-0.0189999999999997">
                <text:p>-0.0189999999999997</text:p>
              </table:table-cell>
              <table:table-cell office:value-type="float" office:value="-0.032">
                <text:p>-0.032</text:p>
              </table:table-cell>
              <table:table-cell office:value-type="float" office:value="-0.016">
                <text:p>-0.016</text:p>
              </table:table-cell>
              <table:table-cell office:value-type="float" office:value="-0.0169999999999999">
                <text:p>-0.0169999999999999</text:p>
              </table:table-cell>
              <table:table-cell office:value-type="float" office:value="-0.02">
                <text:p>-0.02</text:p>
              </table:table-cell>
              <table:table-cell office:value-type="float" office:value="-0.0150000000000001">
                <text:p>-0.0150000000000001</text:p>
              </table:table-cell>
              <table:table-cell office:value-type="float" office:value="-0.0110000000000001">
                <text:p>-0.011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0.0260000000000002">
                <text:p>0.0260000000000002</text:p>
              </table:table-cell>
              <table:table-cell office:value-type="float" office:value="-0.00300000000000011">
                <text:p>-0.00300000000000011</text:p>
              </table:table-cell>
              <table:table-cell office:value-type="float" office:value="-0.00700000000000012">
                <text:p>-0.00700000000000012</text:p>
              </table:table-cell>
              <table:table-cell office:value-type="float" office:value="-0.00599999999999978">
                <text:p>-0.00599999999999978</text:p>
              </table:table-cell>
              <table:table-cell office:value-type="float" office:value="-0.00300000000000011">
                <text:p>-0.00300000000000011</text:p>
              </table:table-cell>
              <table:table-cell office:value-type="float" office:value="-0.00300000000000011">
                <text:p>-0.00300000000000011</text:p>
              </table:table-cell>
              <table:table-cell office:value-type="float" office:value="-0.00199999999999978">
                <text:p>-0.00199999999999978</text:p>
              </table:table-cell>
              <table:table-cell office:value-type="float" office:value="0.00499999999999989">
                <text:p>0.00499999999999989</text:p>
              </table:table-cell>
              <table:table-cell office:value-type="float" office:value="0.00499999999999989">
                <text:p>0.00499999999999989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.00300000000000011">
                <text:p>0.00300000000000011</text:p>
              </table:table-cell>
              <table:table-cell office:value-type="float" office:value="-0.00100000000000033">
                <text:p>-0.00100000000000033</text:p>
              </table:table-cell>
              <table:table-cell office:value-type="float" office:value="0.00200000000000022">
                <text:p>0.00200000000000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.00099999999999989">
                <text:p>0.00099999999999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LP-Conv-EST</text:p>
                <text:list>
                  <text:list-item>
                    <text:p>KLP-Conv-EST</text:p>
                  </text:list-item>
                  <text:list-item>
                    <text:p/>
                  </text:list-item>
                </text:list>
                <draw:g>
                  <svg:desc>Sheet1.A27:Sheet1.B27</svg:desc>
                </draw:g>
              </table:table-cell>
              <table:table-cell office:value-type="float" office:value="-0.319">
                <text:p>-0.319</text:p>
                <draw:g>
                  <svg:desc>Sheet1.C27:Sheet1.AT27</svg:desc>
                </draw:g>
              </table:table-cell>
              <table:table-cell office:value-type="float" office:value="-0.266">
                <text:p>-0.266</text:p>
              </table:table-cell>
              <table:table-cell office:value-type="float" office:value="-0.189">
                <text:p>-0.189</text:p>
              </table:table-cell>
              <table:table-cell office:value-type="float" office:value="-0.14">
                <text:p>-0.14</text:p>
              </table:table-cell>
              <table:table-cell office:value-type="float" office:value="-0.128">
                <text:p>-0.128</text:p>
              </table:table-cell>
              <table:table-cell office:value-type="float" office:value="-0.167">
                <text:p>-0.167</text:p>
              </table:table-cell>
              <table:table-cell office:value-type="float" office:value="-0.085">
                <text:p>-0.085</text:p>
              </table:table-cell>
              <table:table-cell office:value-type="float" office:value="-0.0660000000000001">
                <text:p>-0.0660000000000001</text:p>
              </table:table-cell>
              <table:table-cell office:value-type="float" office:value="-0.05">
                <text:p>-0.05</text:p>
              </table:table-cell>
              <table:table-cell office:value-type="float" office:value="-0.044">
                <text:p>-0.044</text:p>
              </table:table-cell>
              <table:table-cell office:value-type="float" office:value="-0.052">
                <text:p>-0.052</text:p>
              </table:table-cell>
              <table:table-cell office:value-type="float" office:value="-0.0449999999999999">
                <text:p>-0.0449999999999999</text:p>
              </table:table-cell>
              <table:table-cell office:value-type="float" office:value="-0.0329999999999999">
                <text:p>-0.0329999999999999</text:p>
              </table:table-cell>
              <table:table-cell office:value-type="float" office:value="-0.0390000000000001">
                <text:p>-0.0390000000000001</text:p>
              </table:table-cell>
              <table:table-cell office:value-type="float" office:value="-0.0179999999999998">
                <text:p>-0.0179999999999998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-0.032">
                <text:p>-0.032</text:p>
              </table:table-cell>
              <table:table-cell office:value-type="float" office:value="-0.016">
                <text:p>-0.016</text:p>
              </table:table-cell>
              <table:table-cell office:value-type="float" office:value="-0.0150000000000001">
                <text:p>-0.0150000000000001</text:p>
              </table:table-cell>
              <table:table-cell office:value-type="float" office:value="-0.0209999999999999">
                <text:p>-0.0209999999999999</text:p>
              </table:table-cell>
              <table:table-cell office:value-type="float" office:value="-0.016">
                <text:p>-0.016</text:p>
              </table:table-cell>
              <table:table-cell office:value-type="float" office:value="-0.0110000000000001">
                <text:p>-0.011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700000000000012">
                <text:p>-0.00700000000000012</text:p>
              </table:table-cell>
              <table:table-cell office:value-type="float" office:value="-0.00699999999999967">
                <text:p>-0.00699999999999967</text:p>
              </table:table-cell>
              <table:table-cell office:value-type="float" office:value="0.0249999999999999">
                <text:p>0.0249999999999999</text:p>
              </table:table-cell>
              <table:table-cell office:value-type="float" office:value="-0.00499999999999989">
                <text:p>-0.00499999999999989</text:p>
              </table:table-cell>
              <table:table-cell office:value-type="float" office:value="-0.004">
                <text:p>-0.004</text:p>
              </table:table-cell>
              <table:table-cell office:value-type="float" office:value="-0.00300000000000011">
                <text:p>-0.00300000000000011</text:p>
              </table:table-cell>
              <table:table-cell office:value-type="float" office:value="-0.00300000000000011">
                <text:p>-0.00300000000000011</text:p>
              </table:table-cell>
              <table:table-cell office:value-type="float" office:value="0.00499999999999989">
                <text:p>0.00499999999999989</text:p>
              </table:table-cell>
              <table:table-cell office:value-type="float" office:value="-0.00199999999999978">
                <text:p>-0.00199999999999978</text:p>
              </table:table-cell>
              <table:table-cell office:value-type="float" office:value="0.00499999999999989">
                <text:p>0.00499999999999989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.00299999999999967">
                <text:p>0.00299999999999967</text:p>
              </table:table-cell>
              <table:table-cell office:value-type="float" office:value="0.00200000000000022">
                <text:p>0.00200000000000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">
                <text:p>0</text:p>
              </table:table-cell>
              <table:table-cell office:value-type="float" office:value="0.00099999999999989">
                <text:p>0.0009999999999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PWI-Conv-EST</text:p>
                <text:list>
                  <text:list-item>
                    <text:p>MPWI-Conv-EST</text:p>
                  </text:list-item>
                  <text:list-item>
                    <text:p/>
                  </text:list-item>
                </text:list>
                <draw:g>
                  <svg:desc>Sheet1.A37:Sheet1.B37</svg:desc>
                </draw:g>
              </table:table-cell>
              <table:table-cell office:value-type="float" office:value="-0.319">
                <text:p>-0.319</text:p>
                <draw:g>
                  <svg:desc>Sheet1.C37:Sheet1.AT37</svg:desc>
                </draw:g>
              </table:table-cell>
              <table:table-cell office:value-type="float" office:value="-0.266">
                <text:p>-0.266</text:p>
              </table:table-cell>
              <table:table-cell office:value-type="float" office:value="-0.189">
                <text:p>-0.189</text:p>
              </table:table-cell>
              <table:table-cell office:value-type="float" office:value="-0.14">
                <text:p>-0.14</text:p>
              </table:table-cell>
              <table:table-cell office:value-type="float" office:value="-0.085">
                <text:p>-0.085</text:p>
              </table:table-cell>
              <table:table-cell office:value-type="float" office:value="-0.116">
                <text:p>-0.116</text:p>
              </table:table-cell>
              <table:table-cell office:value-type="float" office:value="-0.0859999999999999">
                <text:p>-0.0859999999999999</text:p>
              </table:table-cell>
              <table:table-cell office:value-type="float" office:value="-0.148">
                <text:p>-0.148</text:p>
              </table:table-cell>
              <table:table-cell office:value-type="float" office:value="-0.0609999999999999">
                <text:p>-0.0609999999999999</text:p>
              </table:table-cell>
              <table:table-cell office:value-type="float" office:value="-0.044">
                <text:p>-0.044</text:p>
              </table:table-cell>
              <table:table-cell office:value-type="float" office:value="-0.052">
                <text:p>-0.052</text:p>
              </table:table-cell>
              <table:table-cell office:value-type="float" office:value="-0.0449999999999999">
                <text:p>-0.0449999999999999</text:p>
              </table:table-cell>
              <table:table-cell office:value-type="float" office:value="-0.0329999999999999">
                <text:p>-0.0329999999999999</text:p>
              </table:table-cell>
              <table:table-cell office:value-type="float" office:value="-0.0390000000000001">
                <text:p>-0.0390000000000001</text:p>
              </table:table-cell>
              <table:table-cell office:value-type="float" office:value="-0.0179999999999998">
                <text:p>-0.0179999999999998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-0.016">
                <text:p>-0.016</text:p>
              </table:table-cell>
              <table:table-cell office:value-type="float" office:value="-0.032">
                <text:p>-0.032</text:p>
              </table:table-cell>
              <table:table-cell office:value-type="float" office:value="-0.0150000000000001">
                <text:p>-0.0150000000000001</text:p>
              </table:table-cell>
              <table:table-cell office:value-type="float" office:value="-0.0209999999999999">
                <text:p>-0.0209999999999999</text:p>
              </table:table-cell>
              <table:table-cell office:value-type="float" office:value="-0.016">
                <text:p>-0.016</text:p>
              </table:table-cell>
              <table:table-cell office:value-type="float" office:value="-0.0110000000000001">
                <text:p>-0.011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700000000000012">
                <text:p>-0.00700000000000012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0.0260000000000002">
                <text:p>0.0260000000000002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499999999999989">
                <text:p>-0.00499999999999989</text:p>
              </table:table-cell>
              <table:table-cell office:value-type="float" office:value="-0.004">
                <text:p>-0.004</text:p>
              </table:table-cell>
              <table:table-cell office:value-type="float" office:value="-0.00300000000000011">
                <text:p>-0.00300000000000011</text:p>
              </table:table-cell>
              <table:table-cell office:value-type="float" office:value="-0.00300000000000011">
                <text:p>-0.00300000000000011</text:p>
              </table:table-cell>
              <table:table-cell office:value-type="float" office:value="0.00499999999999989">
                <text:p>0.00499999999999989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.004">
                <text:p>0.004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.00299999999999967">
                <text:p>0.00299999999999967</text:p>
              </table:table-cell>
              <table:table-cell office:value-type="float" office:value="0.00200000000000022">
                <text:p>0.00200000000000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99999999999989">
                <text:p>-0.00099999999999989</text:p>
              </table:table-cell>
              <table:table-cell office:value-type="float" office:value="0">
                <text:p>0</text:p>
              </table:table-cell>
              <table:table-cell office:value-type="float" office:value="0.00099999999999989">
                <text:p>0.0009999999999998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95cm" svg:height="5.207cm" xlink:href=".." xlink:type="simple" chart:class="chart:line" chart:style-name="ch1">
        <chart:legend chart:legend-position="end" svg:x="17.511cm" svg:y="1.557cm" style:legend-expansion="high" chart:style-name="ch2"/>
        <chart:plot-area chart:style-name="ch3" table:cell-range-address="Sheet1.A8:Sheet1.AT8 Sheet1.A17:Sheet1.AT17 Sheet1.A26:Sheet1.AT26 Sheet1.A36:Sheet1.AT36" chart:data-source-has-labels="column" svg:x="0.427cm" svg:y="0.104cm" svg:width="16.657cm" svg:height="4.999cm">
          <chartooo:coordinate-region svg:x="1.445cm" svg:y="0.29cm" svg:width="15.639cm" svg:height="4.6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AT8" chart:label-cell-address="Sheet1.A8:Sheet1.B8" chart:class="chart:line">
            <chart:data-point chart:repeated="44"/>
          </chart:series>
          <chart:series chart:style-name="ch7" chart:values-cell-range-address="Sheet1.C17:Sheet1.AT17" chart:label-cell-address="Sheet1.A17:Sheet1.B17" chart:class="chart:line">
            <chart:data-point chart:repeated="44"/>
          </chart:series>
          <chart:series chart:style-name="ch8" chart:values-cell-range-address="Sheet1.C26:Sheet1.AT26" chart:label-cell-address="Sheet1.A26:Sheet1.B26" chart:class="chart:line">
            <chart:data-point chart:repeated="44"/>
          </chart:series>
          <chart:series chart:style-name="ch9" chart:values-cell-range-address="Sheet1.C36:Sheet1.AT36" chart:label-cell-address="Sheet1.A36:Sheet1.B36" chart:class="chart:line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</table:table-row>
          </table:table-header-rows>
          <table:table-rows>
            <table:table-row>
              <table:table-cell office:value-type="string">
                <text:p>F-Conv-SE</text:p>
                <text:list>
                  <text:list-item>
                    <text:p>F-Conv-SE</text:p>
                  </text:list-item>
                  <text:list-item>
                    <text:p/>
                  </text:list-item>
                </text:list>
                <draw:g>
                  <svg:desc>Sheet1.A8:Sheet1.B8</svg:desc>
                </draw:g>
              </table:table-cell>
              <table:table-cell office:value-type="float" office:value="0.046">
                <text:p>0.046</text:p>
                <draw:g>
                  <svg:desc>Sheet1.C8:Sheet1.AT8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25">
                <text:p>0.025</text:p>
              </table:table-cell>
              <table:table-cell office:value-type="float" office:value="0.0239999999999999">
                <text:p>0.0239999999999999</text:p>
              </table:table-cell>
              <table:table-cell office:value-type="float" office:value="0.015">
                <text:p>0.015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12">
                <text:p>0.012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05">
                <text:p>0.005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-0.00199999999999989">
                <text:p>-0.00199999999999989</text:p>
              </table:table-cell>
              <table:table-cell office:value-type="float" office:value="0.0069999999999999">
                <text:p>0.0069999999999999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-0.001">
                <text:p>-0.00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L-Conv-SE</text:p>
                <text:list>
                  <text:list-item>
                    <text:p>KL-Conv-SE</text:p>
                  </text:list-item>
                  <text:list-item>
                    <text:p/>
                  </text:list-item>
                </text:list>
                <draw:g>
                  <svg:desc>Sheet1.A17:Sheet1.B17</svg:desc>
                </draw:g>
              </table:table-cell>
              <table:table-cell office:value-type="float" office:value="-0.039">
                <text:p>-0.039</text:p>
                <draw:g>
                  <svg:desc>Sheet1.C17:Sheet1.AT17</svg:desc>
                </draw:g>
              </table:table-cell>
              <table:table-cell office:value-type="float" office:value="-0.031">
                <text:p>-0.031</text:p>
              </table:table-cell>
              <table:table-cell office:value-type="float" office:value="-0.033">
                <text:p>-0.033</text:p>
              </table:table-cell>
              <table:table-cell office:value-type="float" office:value="-0.004">
                <text:p>-0.004</text:p>
              </table:table-cell>
              <table:table-cell office:value-type="float" office:value="-0.0139999999999999">
                <text:p>-0.0139999999999999</text:p>
              </table:table-cell>
              <table:table-cell office:value-type="float" office:value="-0.012">
                <text:p>-0.012</text:p>
              </table:table-cell>
              <table:table-cell office:value-type="float" office:value="-0.015">
                <text:p>-0.015</text:p>
              </table:table-cell>
              <table:table-cell office:value-type="float" office:value="-0.016">
                <text:p>-0.016</text:p>
              </table:table-cell>
              <table:table-cell office:value-type="float" office:value="-0.00700000000000001">
                <text:p>-0.00700000000000001</text:p>
              </table:table-cell>
              <table:table-cell office:value-type="float" office:value="0">
                <text:p>0</text:p>
              </table:table-cell>
              <table:table-cell office:value-type="float" office:value="-0.00900000000000001">
                <text:p>-0.00900000000000001</text:p>
              </table:table-cell>
              <table:table-cell office:value-type="float" office:value="-0.00700000000000001">
                <text:p>-0.00700000000000001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2">
                <text:p>-0.002</text:p>
              </table:table-cell>
              <table:table-cell office:value-type="float" office:value="-0.004">
                <text:p>-0.004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-0.00199999999999989">
                <text:p>-0.00199999999999989</text:p>
              </table:table-cell>
              <table:table-cell office:value-type="float" office:value="0.0069999999999999">
                <text:p>0.0069999999999999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-0.001">
                <text:p>-0.001</text:p>
              </table:table-cell>
              <table:table-cell office:value-type="float" office:value="0.002">
                <text:p>0.002</text:p>
              </table:table-cell>
              <table:table-cell office:value-type="float" office:value="-0.001">
                <text:p>-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LP-Conv-SE</text:p>
                <text:list>
                  <text:list-item>
                    <text:p>KLP-Conv-SE</text:p>
                  </text:list-item>
                  <text:list-item>
                    <text:p/>
                  </text:list-item>
                </text:list>
                <draw:g>
                  <svg:desc>Sheet1.A26:Sheet1.B26</svg:desc>
                </draw:g>
              </table:table-cell>
              <table:table-cell office:value-type="float" office:value="-0.046">
                <text:p>-0.046</text:p>
                <draw:g>
                  <svg:desc>Sheet1.C26:Sheet1.AT26</svg:desc>
                </draw:g>
              </table:table-cell>
              <table:table-cell office:value-type="float" office:value="-0.032">
                <text:p>-0.032</text:p>
              </table:table-cell>
              <table:table-cell office:value-type="float" office:value="-0.025">
                <text:p>-0.025</text:p>
              </table:table-cell>
              <table:table-cell office:value-type="float" office:value="-0.0239999999999999">
                <text:p>-0.0239999999999999</text:p>
              </table:table-cell>
              <table:table-cell office:value-type="float" office:value="-0.015">
                <text:p>-0.015</text:p>
              </table:table-cell>
              <table:table-cell office:value-type="float" office:value="-0.003">
                <text:p>-0.003</text:p>
              </table:table-cell>
              <table:table-cell office:value-type="float" office:value="-0.011">
                <text:p>-0.01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12">
                <text:p>-0.012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5">
                <text:p>-0.005</text:p>
              </table:table-cell>
              <table:table-cell office:value-type="float" office:value="-0.00600000000000001">
                <text:p>-0.00600000000000001</text:p>
              </table:table-cell>
              <table:table-cell office:value-type="float" office:value="-0.004">
                <text:p>-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PWI-Conv-SE</text:p>
                <text:list>
                  <text:list-item>
                    <text:p>MPWI-Conv-SE</text:p>
                  </text:list-item>
                  <text:list-item>
                    <text:p/>
                  </text:list-item>
                </text:list>
                <draw:g>
                  <svg:desc>Sheet1.A36:Sheet1.B36</svg:desc>
                </draw:g>
              </table:table-cell>
              <table:table-cell office:value-type="float" office:value="-0.046">
                <text:p>-0.046</text:p>
                <draw:g>
                  <svg:desc>Sheet1.C36:Sheet1.AT36</svg:desc>
                </draw:g>
              </table:table-cell>
              <table:table-cell office:value-type="float" office:value="-0.032">
                <text:p>-0.032</text:p>
              </table:table-cell>
              <table:table-cell office:value-type="float" office:value="-0.025">
                <text:p>-0.025</text:p>
              </table:table-cell>
              <table:table-cell office:value-type="float" office:value="-0.0239999999999999">
                <text:p>-0.0239999999999999</text:p>
              </table:table-cell>
              <table:table-cell office:value-type="float" office:value="-0.018">
                <text:p>-0.018</text:p>
              </table:table-cell>
              <table:table-cell office:value-type="float" office:value="-0.012">
                <text:p>-0.012</text:p>
              </table:table-cell>
              <table:table-cell office:value-type="float" office:value="-0.00900000000000001">
                <text:p>-0.00900000000000001</text:p>
              </table:table-cell>
              <table:table-cell office:value-type="float" office:value="-0.002">
                <text:p>-0.002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800000000000001">
                <text:p>-0.00800000000000001</text:p>
              </table:table-cell>
              <table:table-cell office:value-type="float" office:value="-0.005">
                <text:p>-0.005</text:p>
              </table:table-cell>
              <table:table-cell office:value-type="float" office:value="-0.00600000000000001">
                <text:p>-0.00600000000000001</text:p>
              </table:table-cell>
              <table:table-cell office:value-type="float" office:value="-0.004">
                <text:p>-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-0.001">
                <text:p>-0.001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774cm" svg:height="13.494cm" xlink:href=".." xlink:type="simple" chart:class="chart:line" chart:style-name="ch1">
        <chart:legend chart:legend-position="end" svg:x="25.446cm" svg:y="5.701cm" style:legend-expansion="high" chart:style-name="ch2"/>
        <chart:plot-area chart:style-name="ch3" table:cell-range-address="Sheet1.A6:Sheet1.AT6 Sheet1.A15:Sheet1.AT15 Sheet1.A24:Sheet1.AT24 Sheet1.A34:Sheet1.AT34" chart:data-source-has-labels="column" svg:x="0.575cm" svg:y="0.269cm" svg:width="24.296cm" svg:height="12.956cm">
          <chartooo:coordinate-region svg:x="1.408cm" svg:y="0.468cm" svg:width="23.276cm" svg:height="12.5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AT6" chart:label-cell-address="Sheet1.A6:Sheet1.A6" chart:class="chart:line">
            <chart:data-point chart:repeated="45"/>
          </chart:series>
          <chart:series chart:style-name="ch8" chart:values-cell-range-address="Sheet1.B15:Sheet1.AT15" chart:label-cell-address="Sheet1.A15:Sheet1.A15" chart:class="chart:line">
            <chart:data-point chart:repeated="45"/>
          </chart:series>
          <chart:series chart:style-name="ch9" chart:values-cell-range-address="Sheet1.B24:Sheet1.AT24" chart:label-cell-address="Sheet1.A24:Sheet1.A24" chart:class="chart:line">
            <chart:data-point chart:repeated="45"/>
          </chart:series>
          <chart:series chart:style-name="ch10" chart:values-cell-range-address="Sheet1.B34:Sheet1.AT34" chart:label-cell-address="Sheet1.A34:Sheet1.A34" chart:class="chart:line"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</table:table-row>
          </table:table-header-rows>
          <table:table-rows>
            <table:table-row>
              <table:table-cell office:value-type="string">
                <text:p>F-Est.</text:p>
                <draw:g>
                  <svg:desc>Sheet1.A6:Sheet1.A6</svg:desc>
                </draw:g>
              </table:table-cell>
              <table:table-cell office:value-type="float" office:value="-0.497">
                <text:p>-0.497</text:p>
                <draw:g>
                  <svg:desc>Sheet1.B6:Sheet1.AT6</svg:desc>
                </draw:g>
              </table:table-cell>
              <table:table-cell office:value-type="float" office:value="-0.816">
                <text:p>-0.816</text:p>
              </table:table-cell>
              <table:table-cell office:value-type="float" office:value="-1.082">
                <text:p>-1.082</text:p>
              </table:table-cell>
              <table:table-cell office:value-type="float" office:value="-1.271">
                <text:p>-1.271</text:p>
              </table:table-cell>
              <table:table-cell office:value-type="float" office:value="-1.411">
                <text:p>-1.411</text:p>
              </table:table-cell>
              <table:table-cell office:value-type="float" office:value="-1.539">
                <text:p>-1.539</text:p>
              </table:table-cell>
              <table:table-cell office:value-type="float" office:value="-1.706">
                <text:p>-1.706</text:p>
              </table:table-cell>
              <table:table-cell office:value-type="float" office:value="-1.791">
                <text:p>-1.791</text:p>
              </table:table-cell>
              <table:table-cell office:value-type="float" office:value="-1.857">
                <text:p>-1.857</text:p>
              </table:table-cell>
              <table:table-cell office:value-type="float" office:value="-1.907">
                <text:p>-1.907</text:p>
              </table:table-cell>
              <table:table-cell office:value-type="float" office:value="-1.951">
                <text:p>-1.951</text:p>
              </table:table-cell>
              <table:table-cell office:value-type="float" office:value="-2.003">
                <text:p>-2.003</text:p>
              </table:table-cell>
              <table:table-cell office:value-type="float" office:value="-2.048">
                <text:p>-2.048</text:p>
              </table:table-cell>
              <table:table-cell office:value-type="float" office:value="-2.087">
                <text:p>-2.087</text:p>
              </table:table-cell>
              <table:table-cell office:value-type="float" office:value="-2.12">
                <text:p>-2.12</text:p>
              </table:table-cell>
              <table:table-cell office:value-type="float" office:value="-2.138">
                <text:p>-2.138</text:p>
              </table:table-cell>
              <table:table-cell office:value-type="float" office:value="-2.07">
                <text:p>-2.07</text:p>
              </table:table-cell>
              <table:table-cell office:value-type="float" office:value="-2.102">
                <text:p>-2.102</text:p>
              </table:table-cell>
              <table:table-cell office:value-type="float" office:value="-2.118">
                <text:p>-2.118</text:p>
              </table:table-cell>
              <table:table-cell office:value-type="float" office:value="-2.133">
                <text:p>-2.133</text:p>
              </table:table-cell>
              <table:table-cell office:value-type="float" office:value="-2.15">
                <text:p>-2.15</text:p>
              </table:table-cell>
              <table:table-cell office:value-type="float" office:value="-2.17">
                <text:p>-2.17</text:p>
              </table:table-cell>
              <table:table-cell office:value-type="float" office:value="-2.181">
                <text:p>-2.181</text:p>
              </table:table-cell>
              <table:table-cell office:value-type="float" office:value="-2.189">
                <text:p>-2.189</text:p>
              </table:table-cell>
              <table:table-cell office:value-type="float" office:value="-2.197">
                <text:p>-2.197</text:p>
              </table:table-cell>
              <table:table-cell office:value-type="float" office:value="-2.205">
                <text:p>-2.205</text:p>
              </table:table-cell>
              <table:table-cell office:value-type="float" office:value="-2.179">
                <text:p>-2.179</text:p>
              </table:table-cell>
              <table:table-cell office:value-type="float" office:value="-2.186">
                <text:p>-2.186</text:p>
              </table:table-cell>
              <table:table-cell office:value-type="float" office:value="-2.191">
                <text:p>-2.191</text:p>
              </table:table-cell>
              <table:table-cell office:value-type="float" office:value="-2.195">
                <text:p>-2.195</text:p>
              </table:table-cell>
              <table:table-cell office:value-type="float" office:value="-2.198">
                <text:p>-2.198</text:p>
              </table:table-cell>
              <table:table-cell office:value-type="float" office:value="-2.201">
                <text:p>-2.201</text:p>
              </table:table-cell>
              <table:table-cell office:value-type="float" office:value="-2.203">
                <text:p>-2.203</text:p>
              </table:table-cell>
              <table:table-cell office:value-type="float" office:value="-2.198">
                <text:p>-2.198</text:p>
              </table:table-cell>
              <table:table-cell office:value-type="float" office:value="-2.193">
                <text:p>-2.193</text:p>
              </table:table-cell>
              <table:table-cell office:value-type="float" office:value="-2.194">
                <text:p>-2.194</text:p>
              </table:table-cell>
              <table:table-cell office:value-type="float" office:value="-2.191">
                <text:p>-2.191</text:p>
              </table:table-cell>
              <table:table-cell office:value-type="float" office:value="-2.189">
                <text:p>-2.189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1">
                <text:p>-2.191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KL-Est.</text:p>
                <draw:g>
                  <svg:desc>Sheet1.A15:Sheet1.A15</svg:desc>
                </draw:g>
              </table:table-cell>
              <table:table-cell office:value-type="float" office:value="-0.497">
                <text:p>-0.497</text:p>
                <draw:g>
                  <svg:desc>Sheet1.B15:Sheet1.AT15</svg:desc>
                </draw:g>
              </table:table-cell>
              <table:table-cell office:value-type="float" office:value="-0.838">
                <text:p>-0.838</text:p>
              </table:table-cell>
              <table:table-cell office:value-type="float" office:value="-1.074">
                <text:p>-1.074</text:p>
              </table:table-cell>
              <table:table-cell office:value-type="float" office:value="-1.271">
                <text:p>-1.271</text:p>
              </table:table-cell>
              <table:table-cell office:value-type="float" office:value="-1.472">
                <text:p>-1.472</text:p>
              </table:table-cell>
              <table:table-cell office:value-type="float" office:value="-1.58">
                <text:p>-1.58</text:p>
              </table:table-cell>
              <table:table-cell office:value-type="float" office:value="-1.664">
                <text:p>-1.664</text:p>
              </table:table-cell>
              <table:table-cell office:value-type="float" office:value="-1.773">
                <text:p>-1.773</text:p>
              </table:table-cell>
              <table:table-cell office:value-type="float" office:value="-1.857">
                <text:p>-1.857</text:p>
              </table:table-cell>
              <table:table-cell office:value-type="float" office:value="-1.915">
                <text:p>-1.915</text:p>
              </table:table-cell>
              <table:table-cell office:value-type="float" office:value="-1.959">
                <text:p>-1.959</text:p>
              </table:table-cell>
              <table:table-cell office:value-type="float" office:value="-2.002">
                <text:p>-2.002</text:p>
              </table:table-cell>
              <table:table-cell office:value-type="float" office:value="-2.048">
                <text:p>-2.048</text:p>
              </table:table-cell>
              <table:table-cell office:value-type="float" office:value="-2.083">
                <text:p>-2.083</text:p>
              </table:table-cell>
              <table:table-cell office:value-type="float" office:value="-2.011">
                <text:p>-2.011</text:p>
              </table:table-cell>
              <table:table-cell office:value-type="float" office:value="-2.051">
                <text:p>-2.051</text:p>
              </table:table-cell>
              <table:table-cell office:value-type="float" office:value="-2.07">
                <text:p>-2.07</text:p>
              </table:table-cell>
              <table:table-cell office:value-type="float" office:value="-2.102">
                <text:p>-2.102</text:p>
              </table:table-cell>
              <table:table-cell office:value-type="float" office:value="-2.118">
                <text:p>-2.118</text:p>
              </table:table-cell>
              <table:table-cell office:value-type="float" office:value="-2.135">
                <text:p>-2.135</text:p>
              </table:table-cell>
              <table:table-cell office:value-type="float" office:value="-2.155">
                <text:p>-2.155</text:p>
              </table:table-cell>
              <table:table-cell office:value-type="float" office:value="-2.17">
                <text:p>-2.17</text:p>
              </table:table-cell>
              <table:table-cell office:value-type="float" office:value="-2.181">
                <text:p>-2.181</text:p>
              </table:table-cell>
              <table:table-cell office:value-type="float" office:value="-2.189">
                <text:p>-2.189</text:p>
              </table:table-cell>
              <table:table-cell office:value-type="float" office:value="-2.197">
                <text:p>-2.197</text:p>
              </table:table-cell>
              <table:table-cell office:value-type="float" office:value="-2.205">
                <text:p>-2.205</text:p>
              </table:table-cell>
              <table:table-cell office:value-type="float" office:value="-2.179">
                <text:p>-2.179</text:p>
              </table:table-cell>
              <table:table-cell office:value-type="float" office:value="-2.182">
                <text:p>-2.182</text:p>
              </table:table-cell>
              <table:table-cell office:value-type="float" office:value="-2.189">
                <text:p>-2.189</text:p>
              </table:table-cell>
              <table:table-cell office:value-type="float" office:value="-2.195">
                <text:p>-2.195</text:p>
              </table:table-cell>
              <table:table-cell office:value-type="float" office:value="-2.198">
                <text:p>-2.198</text:p>
              </table:table-cell>
              <table:table-cell office:value-type="float" office:value="-2.201">
                <text:p>-2.201</text:p>
              </table:table-cell>
              <table:table-cell office:value-type="float" office:value="-2.203">
                <text:p>-2.203</text:p>
              </table:table-cell>
              <table:table-cell office:value-type="float" office:value="-2.198">
                <text:p>-2.198</text:p>
              </table:table-cell>
              <table:table-cell office:value-type="float" office:value="-2.193">
                <text:p>-2.193</text:p>
              </table:table-cell>
              <table:table-cell office:value-type="float" office:value="-2.194">
                <text:p>-2.194</text:p>
              </table:table-cell>
              <table:table-cell office:value-type="float" office:value="-2.191">
                <text:p>-2.191</text:p>
              </table:table-cell>
              <table:table-cell office:value-type="float" office:value="-2.192">
                <text:p>-2.192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1">
                <text:p>-2.191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KLP-Est.</text:p>
                <draw:g>
                  <svg:desc>Sheet1.A24:Sheet1.A24</svg:desc>
                </draw:g>
              </table:table-cell>
              <table:table-cell office:value-type="float" office:value="-0.497">
                <text:p>-0.497</text:p>
                <draw:g>
                  <svg:desc>Sheet1.B24:Sheet1.AT24</svg:desc>
                </draw:g>
              </table:table-cell>
              <table:table-cell office:value-type="float" office:value="-0.816">
                <text:p>-0.816</text:p>
              </table:table-cell>
              <table:table-cell office:value-type="float" office:value="-1.082">
                <text:p>-1.082</text:p>
              </table:table-cell>
              <table:table-cell office:value-type="float" office:value="-1.271">
                <text:p>-1.271</text:p>
              </table:table-cell>
              <table:table-cell office:value-type="float" office:value="-1.411">
                <text:p>-1.411</text:p>
              </table:table-cell>
              <table:table-cell office:value-type="float" office:value="-1.539">
                <text:p>-1.539</text:p>
              </table:table-cell>
              <table:table-cell office:value-type="float" office:value="-1.706">
                <text:p>-1.706</text:p>
              </table:table-cell>
              <table:table-cell office:value-type="float" office:value="-1.791">
                <text:p>-1.791</text:p>
              </table:table-cell>
              <table:table-cell office:value-type="float" office:value="-1.857">
                <text:p>-1.857</text:p>
              </table:table-cell>
              <table:table-cell office:value-type="float" office:value="-1.907">
                <text:p>-1.907</text:p>
              </table:table-cell>
              <table:table-cell office:value-type="float" office:value="-1.951">
                <text:p>-1.951</text:p>
              </table:table-cell>
              <table:table-cell office:value-type="float" office:value="-2.003">
                <text:p>-2.003</text:p>
              </table:table-cell>
              <table:table-cell office:value-type="float" office:value="-2.048">
                <text:p>-2.048</text:p>
              </table:table-cell>
              <table:table-cell office:value-type="float" office:value="-2.081">
                <text:p>-2.081</text:p>
              </table:table-cell>
              <table:table-cell office:value-type="float" office:value="-2.12">
                <text:p>-2.12</text:p>
              </table:table-cell>
              <table:table-cell office:value-type="float" office:value="-2.138">
                <text:p>-2.138</text:p>
              </table:table-cell>
              <table:table-cell office:value-type="float" office:value="-2.07">
                <text:p>-2.07</text:p>
              </table:table-cell>
              <table:table-cell office:value-type="float" office:value="-2.102">
                <text:p>-2.102</text:p>
              </table:table-cell>
              <table:table-cell office:value-type="float" office:value="-2.118">
                <text:p>-2.118</text:p>
              </table:table-cell>
              <table:table-cell office:value-type="float" office:value="-2.133">
                <text:p>-2.133</text:p>
              </table:table-cell>
              <table:table-cell office:value-type="float" office:value="-2.154">
                <text:p>-2.154</text:p>
              </table:table-cell>
              <table:table-cell office:value-type="float" office:value="-2.17">
                <text:p>-2.17</text:p>
              </table:table-cell>
              <table:table-cell office:value-type="float" office:value="-2.181">
                <text:p>-2.181</text:p>
              </table:table-cell>
              <table:table-cell office:value-type="float" office:value="-2.189">
                <text:p>-2.189</text:p>
              </table:table-cell>
              <table:table-cell office:value-type="float" office:value="-2.197">
                <text:p>-2.197</text:p>
              </table:table-cell>
              <table:table-cell office:value-type="float" office:value="-2.204">
                <text:p>-2.204</text:p>
              </table:table-cell>
              <table:table-cell office:value-type="float" office:value="-2.211">
                <text:p>-2.211</text:p>
              </table:table-cell>
              <table:table-cell office:value-type="float" office:value="-2.186">
                <text:p>-2.186</text:p>
              </table:table-cell>
              <table:table-cell office:value-type="float" office:value="-2.191">
                <text:p>-2.191</text:p>
              </table:table-cell>
              <table:table-cell office:value-type="float" office:value="-2.195">
                <text:p>-2.195</text:p>
              </table:table-cell>
              <table:table-cell office:value-type="float" office:value="-2.198">
                <text:p>-2.198</text:p>
              </table:table-cell>
              <table:table-cell office:value-type="float" office:value="-2.201">
                <text:p>-2.201</text:p>
              </table:table-cell>
              <table:table-cell office:value-type="float" office:value="-2.196">
                <text:p>-2.196</text:p>
              </table:table-cell>
              <table:table-cell office:value-type="float" office:value="-2.198">
                <text:p>-2.198</text:p>
              </table:table-cell>
              <table:table-cell office:value-type="float" office:value="-2.193">
                <text:p>-2.193</text:p>
              </table:table-cell>
              <table:table-cell office:value-type="float" office:value="-2.194">
                <text:p>-2.194</text:p>
              </table:table-cell>
              <table:table-cell office:value-type="float" office:value="-2.195">
                <text:p>-2.195</text:p>
              </table:table-cell>
              <table:table-cell office:value-type="float" office:value="-2.192">
                <text:p>-2.192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1">
                <text:p>-2.191</text:p>
              </table:table-cell>
              <table:table-cell office:value-type="float" office:value="-2.191">
                <text:p>-2.191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MPWI – Est.</text:p>
                <draw:g>
                  <svg:desc>Sheet1.A34:Sheet1.A34</svg:desc>
                </draw:g>
              </table:table-cell>
              <table:table-cell office:value-type="float" office:value="-0.497">
                <text:p>-0.497</text:p>
                <draw:g>
                  <svg:desc>Sheet1.B34:Sheet1.AT34</svg:desc>
                </draw:g>
              </table:table-cell>
              <table:table-cell office:value-type="float" office:value="-0.816">
                <text:p>-0.816</text:p>
              </table:table-cell>
              <table:table-cell office:value-type="float" office:value="-1.082">
                <text:p>-1.082</text:p>
              </table:table-cell>
              <table:table-cell office:value-type="float" office:value="-1.271">
                <text:p>-1.271</text:p>
              </table:table-cell>
              <table:table-cell office:value-type="float" office:value="-1.411">
                <text:p>-1.411</text:p>
              </table:table-cell>
              <table:table-cell office:value-type="float" office:value="-1.496">
                <text:p>-1.496</text:p>
              </table:table-cell>
              <table:table-cell office:value-type="float" office:value="-1.612">
                <text:p>-1.612</text:p>
              </table:table-cell>
              <table:table-cell office:value-type="float" office:value="-1.698">
                <text:p>-1.698</text:p>
              </table:table-cell>
              <table:table-cell office:value-type="float" office:value="-1.846">
                <text:p>-1.846</text:p>
              </table:table-cell>
              <table:table-cell office:value-type="float" office:value="-1.907">
                <text:p>-1.907</text:p>
              </table:table-cell>
              <table:table-cell office:value-type="float" office:value="-1.951">
                <text:p>-1.951</text:p>
              </table:table-cell>
              <table:table-cell office:value-type="float" office:value="-2.003">
                <text:p>-2.003</text:p>
              </table:table-cell>
              <table:table-cell office:value-type="float" office:value="-2.048">
                <text:p>-2.048</text:p>
              </table:table-cell>
              <table:table-cell office:value-type="float" office:value="-2.081">
                <text:p>-2.081</text:p>
              </table:table-cell>
              <table:table-cell office:value-type="float" office:value="-2.12">
                <text:p>-2.12</text:p>
              </table:table-cell>
              <table:table-cell office:value-type="float" office:value="-2.138">
                <text:p>-2.138</text:p>
              </table:table-cell>
              <table:table-cell office:value-type="float" office:value="-2.07">
                <text:p>-2.07</text:p>
              </table:table-cell>
              <table:table-cell office:value-type="float" office:value="-2.086">
                <text:p>-2.086</text:p>
              </table:table-cell>
              <table:table-cell office:value-type="float" office:value="-2.118">
                <text:p>-2.118</text:p>
              </table:table-cell>
              <table:table-cell office:value-type="float" office:value="-2.133">
                <text:p>-2.133</text:p>
              </table:table-cell>
              <table:table-cell office:value-type="float" office:value="-2.154">
                <text:p>-2.154</text:p>
              </table:table-cell>
              <table:table-cell office:value-type="float" office:value="-2.17">
                <text:p>-2.17</text:p>
              </table:table-cell>
              <table:table-cell office:value-type="float" office:value="-2.181">
                <text:p>-2.181</text:p>
              </table:table-cell>
              <table:table-cell office:value-type="float" office:value="-2.189">
                <text:p>-2.189</text:p>
              </table:table-cell>
              <table:table-cell office:value-type="float" office:value="-2.196">
                <text:p>-2.196</text:p>
              </table:table-cell>
              <table:table-cell office:value-type="float" office:value="-2.204">
                <text:p>-2.204</text:p>
              </table:table-cell>
              <table:table-cell office:value-type="float" office:value="-2.178">
                <text:p>-2.178</text:p>
              </table:table-cell>
              <table:table-cell office:value-type="float" office:value="-2.186">
                <text:p>-2.186</text:p>
              </table:table-cell>
              <table:table-cell office:value-type="float" office:value="-2.191">
                <text:p>-2.191</text:p>
              </table:table-cell>
              <table:table-cell office:value-type="float" office:value="-2.195">
                <text:p>-2.195</text:p>
              </table:table-cell>
              <table:table-cell office:value-type="float" office:value="-2.198">
                <text:p>-2.198</text:p>
              </table:table-cell>
              <table:table-cell office:value-type="float" office:value="-2.201">
                <text:p>-2.201</text:p>
              </table:table-cell>
              <table:table-cell office:value-type="float" office:value="-2.196">
                <text:p>-2.196</text:p>
              </table:table-cell>
              <table:table-cell office:value-type="float" office:value="-2.197">
                <text:p>-2.197</text:p>
              </table:table-cell>
              <table:table-cell office:value-type="float" office:value="-2.193">
                <text:p>-2.193</text:p>
              </table:table-cell>
              <table:table-cell office:value-type="float" office:value="-2.194">
                <text:p>-2.194</text:p>
              </table:table-cell>
              <table:table-cell office:value-type="float" office:value="-2.195">
                <text:p>-2.195</text:p>
              </table:table-cell>
              <table:table-cell office:value-type="float" office:value="-2.192">
                <text:p>-2.192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  <table:table-cell office:value-type="float" office:value="-2.191">
                <text:p>-2.191</text:p>
              </table:table-cell>
              <table:table-cell office:value-type="float" office:value="-2.191">
                <text:p>-2.191</text:p>
              </table:table-cell>
              <table:table-cell office:value-type="float" office:value="-2.19">
                <text:p>-2.19</text:p>
              </table:table-cell>
              <table:table-cell office:value-type="float" office:value="-2.19">
                <text:p>-2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